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ijzer-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0462569810314" calcext:value-type="float">
            <text:p>0,0462569810314</text:p>
          </table:table-cell>
          <table:table-cell office:value-type="float" office:value="0.0633693379333" calcext:value-type="float">
            <text:p>0,0633693379333</text:p>
          </table:table-cell>
          <table:table-cell office:value-type="float" office:value="0.0250720295722" calcext:value-type="float">
            <text:p>0,0250720295722</text:p>
          </table:table-cell>
        </table:table-row>
        <table:table-row table:style-name="ro1">
          <table:table-cell office:value-type="float" office:value="0.0369483577513" calcext:value-type="float">
            <text:p>0,0369483577513</text:p>
          </table:table-cell>
          <table:table-cell office:value-type="float" office:value="0.0569028818393" calcext:value-type="float">
            <text:p>0,0569028818393</text:p>
          </table:table-cell>
          <table:table-cell office:value-type="float" office:value="0.0275414411608" calcext:value-type="float">
            <text:p>0,0275414411608</text:p>
          </table:table-cell>
        </table:table-row>
        <table:table-row table:style-name="ro1">
          <table:table-cell office:value-type="float" office:value="0.0449142337072" calcext:value-type="float">
            <text:p>0,0449142337072</text:p>
          </table:table-cell>
          <table:table-cell office:value-type="float" office:value="0.0609080387988" calcext:value-type="float">
            <text:p>0,0609080387988</text:p>
          </table:table-cell>
          <table:table-cell office:value-type="float" office:value="0.0274460735783" calcext:value-type="float">
            <text:p>0,0274460735783</text:p>
          </table:table-cell>
        </table:table-row>
        <table:table-row table:style-name="ro1">
          <table:table-cell office:value-type="float" office:value="0.0182584152952" calcext:value-type="float">
            <text:p>0,0182584152952</text:p>
          </table:table-cell>
          <table:table-cell office:value-type="float" office:value="0.0420657365937" calcext:value-type="float">
            <text:p>0,0420657365937</text:p>
          </table:table-cell>
          <table:table-cell office:value-type="float" office:value="0.0336334513839" calcext:value-type="float">
            <text:p>0,0336334513839</text:p>
          </table:table-cell>
        </table:table-row>
        <table:table-row table:style-name="ro1">
          <table:table-cell office:value-type="float" office:value="0.0257064881257" calcext:value-type="float">
            <text:p>0,0257064881257</text:p>
          </table:table-cell>
          <table:table-cell office:value-type="float" office:value="0.0425139292611" calcext:value-type="float">
            <text:p>0,0425139292611</text:p>
          </table:table-cell>
          <table:table-cell office:value-type="float" office:value="0.0391665603284" calcext:value-type="float">
            <text:p>0,0391665603284</text:p>
          </table:table-cell>
        </table:table-row>
        <table:table-row table:style-name="ro1">
          <table:table-cell office:value-type="float" office:value="0.0292395160253" calcext:value-type="float">
            <text:p>0,0292395160253</text:p>
          </table:table-cell>
          <table:table-cell office:value-type="float" office:value="0.0500524672544" calcext:value-type="float">
            <text:p>0,0500524672544</text:p>
          </table:table-cell>
          <table:table-cell office:value-type="float" office:value="0.0312829120706" calcext:value-type="float">
            <text:p>0,0312829120706</text:p>
          </table:table-cell>
        </table:table-row>
        <table:table-row table:style-name="ro1">
          <table:table-cell office:value-type="float" office:value="0.042714198921" calcext:value-type="float">
            <text:p>0,042714198921</text:p>
          </table:table-cell>
          <table:table-cell office:value-type="float" office:value="0.0603347274532" calcext:value-type="float">
            <text:p>0,0603347274532</text:p>
          </table:table-cell>
          <table:table-cell office:value-type="float" office:value="0.0278068802458" calcext:value-type="float">
            <text:p>0,0278068802458</text:p>
          </table:table-cell>
        </table:table-row>
        <table:table-row table:style-name="ro1">
          <table:table-cell office:value-type="float" office:value="0.0495033634917" calcext:value-type="float">
            <text:p>0,0495033634917</text:p>
          </table:table-cell>
          <table:table-cell office:value-type="float" office:value="0.0626788905091" calcext:value-type="float">
            <text:p>0,0626788905091</text:p>
          </table:table-cell>
          <table:table-cell office:value-type="float" office:value="0.0246674775718" calcext:value-type="float">
            <text:p>0,0246674775718</text:p>
          </table:table-cell>
        </table:table-row>
        <table:table-row table:style-name="ro1">
          <table:table-cell office:value-type="float" office:value="0.0495525141762" calcext:value-type="float">
            <text:p>0,0495525141762</text:p>
          </table:table-cell>
          <table:table-cell office:value-type="float" office:value="0.0639808822522" calcext:value-type="float">
            <text:p>0,0639808822522</text:p>
          </table:table-cell>
          <table:table-cell office:value-type="float" office:value="0.0204611289687" calcext:value-type="float">
            <text:p>0,0204611289687</text:p>
          </table:table-cell>
        </table:table-row>
        <table:table-row table:style-name="ro1">
          <table:table-cell office:value-type="float" office:value="0.0395095951558" calcext:value-type="float">
            <text:p>0,0395095951558</text:p>
          </table:table-cell>
          <table:table-cell office:value-type="float" office:value="0.0595210230807" calcext:value-type="float">
            <text:p>0,0595210230807</text:p>
          </table:table-cell>
          <table:table-cell office:value-type="float" office:value="0.0290519755178" calcext:value-type="float">
            <text:p>0,0290519755178</text:p>
          </table:table-cell>
        </table:table-row>
        <table:table-row table:style-name="ro1">
          <table:table-cell office:value-type="float" office:value="0.0381551923035" calcext:value-type="float">
            <text:p>0,0381551923035</text:p>
          </table:table-cell>
          <table:table-cell office:value-type="float" office:value="0.0596739787111" calcext:value-type="float">
            <text:p>0,0596739787111</text:p>
          </table:table-cell>
          <table:table-cell office:value-type="float" office:value="0.0290787673143" calcext:value-type="float">
            <text:p>0,0290787673143</text:p>
          </table:table-cell>
        </table:table-row>
        <table:table-row table:style-name="ro1">
          <table:table-cell office:value-type="float" office:value="0.00249503169375" calcext:value-type="float">
            <text:p>0,00249503169375</text:p>
          </table:table-cell>
          <table:table-cell office:value-type="float" office:value="0.0386589017539" calcext:value-type="float">
            <text:p>0,0386589017539</text:p>
          </table:table-cell>
          <table:table-cell office:value-type="float" office:value="0.0385718960378" calcext:value-type="float">
            <text:p>0,0385718960378</text:p>
          </table:table-cell>
        </table:table-row>
        <table:table-row table:style-name="ro1">
          <table:table-cell office:value-type="float" office:value="0.0481260449194" calcext:value-type="float">
            <text:p>0,0481260449194</text:p>
          </table:table-cell>
          <table:table-cell office:value-type="float" office:value="0.0606817505336" calcext:value-type="float">
            <text:p>0,0606817505336</text:p>
          </table:table-cell>
          <table:table-cell office:value-type="float" office:value="0.0280362024608" calcext:value-type="float">
            <text:p>0,0280362024608</text:p>
          </table:table-cell>
        </table:table-row>
        <table:table-row table:style-name="ro1">
          <table:table-cell office:value-type="float" office:value="0.0407648469741" calcext:value-type="float">
            <text:p>0,0407648469741</text:p>
          </table:table-cell>
          <table:table-cell office:value-type="float" office:value="0.0583459214598" calcext:value-type="float">
            <text:p>0,0583459214598</text:p>
          </table:table-cell>
          <table:table-cell office:value-type="float" office:value="0.030555562584" calcext:value-type="float">
            <text:p>0,030555562584</text:p>
          </table:table-cell>
        </table:table-row>
        <table:table-row table:style-name="ro1">
          <table:table-cell office:value-type="float" office:value="0.0459695811547" calcext:value-type="float">
            <text:p>0,0459695811547</text:p>
          </table:table-cell>
          <table:table-cell office:value-type="float" office:value="0.0634238957998" calcext:value-type="float">
            <text:p>0,0634238957998</text:p>
          </table:table-cell>
          <table:table-cell office:value-type="float" office:value="0.0256254876611" calcext:value-type="float">
            <text:p>0,0256254876611</text:p>
          </table:table-cell>
        </table:table-row>
        <table:table-row table:style-name="ro1">
          <table:table-cell office:value-type="float" office:value="0.0368272373516" calcext:value-type="float">
            <text:p>0,0368272373516</text:p>
          </table:table-cell>
          <table:table-cell office:value-type="float" office:value="0.0576521327541" calcext:value-type="float">
            <text:p>0,0576521327541</text:p>
          </table:table-cell>
          <table:table-cell office:value-type="float" office:value="0.0296464466915" calcext:value-type="float">
            <text:p>0,0296464466915</text:p>
          </table:table-cell>
        </table:table-row>
        <table:table-row table:style-name="ro1">
          <table:table-cell office:value-type="float" office:value="0.0176512644038" calcext:value-type="float">
            <text:p>0,0176512644038</text:p>
          </table:table-cell>
          <table:table-cell office:value-type="float" office:value="0.0420587218277" calcext:value-type="float">
            <text:p>0,0420587218277</text:p>
          </table:table-cell>
          <table:table-cell office:value-type="float" office:value="0.0348148524189" calcext:value-type="float">
            <text:p>0,0348148524189</text:p>
          </table:table-cell>
        </table:table-row>
        <table:table-row table:style-name="ro1">
          <table:table-cell office:value-type="float" office:value="0.0190905181498" calcext:value-type="float">
            <text:p>0,0190905181498</text:p>
          </table:table-cell>
          <table:table-cell office:value-type="float" office:value="0.0437885435202" calcext:value-type="float">
            <text:p>0,0437885435202</text:p>
          </table:table-cell>
          <table:table-cell office:value-type="float" office:value="0.0379354209422" calcext:value-type="float">
            <text:p>0,0379354209422</text:p>
          </table:table-cell>
        </table:table-row>
        <table:table-row table:style-name="ro1">
          <table:table-cell office:value-type="float" office:value="0.0468962119221" calcext:value-type="float">
            <text:p>0,0468962119221</text:p>
          </table:table-cell>
          <table:table-cell office:value-type="float" office:value="0.0642462145804" calcext:value-type="float">
            <text:p>0,0642462145804</text:p>
          </table:table-cell>
          <table:table-cell office:value-type="float" office:value="0.0249720240286" calcext:value-type="float">
            <text:p>0,0249720240286</text:p>
          </table:table-cell>
        </table:table-row>
        <table:table-row table:style-name="ro1">
          <table:table-cell office:value-type="float" office:value="0.0433982977614" calcext:value-type="float">
            <text:p>0,0433982977614</text:p>
          </table:table-cell>
          <table:table-cell office:value-type="float" office:value="0.0587697410396" calcext:value-type="float">
            <text:p>0,0587697410396</text:p>
          </table:table-cell>
          <table:table-cell office:value-type="float" office:value="0.0303763927482" calcext:value-type="float">
            <text:p>0,0303763927482</text:p>
          </table:table-cell>
        </table:table-row>
        <table:table-row table:style-name="ro1">
          <table:table-cell office:value-type="float" office:value="0.0419031994882" calcext:value-type="float">
            <text:p>0,0419031994882</text:p>
          </table:table-cell>
          <table:table-cell office:value-type="float" office:value="0.0579530316052" calcext:value-type="float">
            <text:p>0,0579530316052</text:p>
          </table:table-cell>
          <table:table-cell office:value-type="float" office:value="0.0309862665939" calcext:value-type="float">
            <text:p>0,0309862665939</text:p>
          </table:table-cell>
        </table:table-row>
        <table:table-row table:style-name="ro1">
          <table:table-cell office:value-type="float" office:value="0.0398101186528" calcext:value-type="float">
            <text:p>0,0398101186528</text:p>
          </table:table-cell>
          <table:table-cell office:value-type="float" office:value="0.0600134729346" calcext:value-type="float">
            <text:p>0,0600134729346</text:p>
          </table:table-cell>
          <table:table-cell office:value-type="float" office:value="0.0283195687976" calcext:value-type="float">
            <text:p>0,0283195687976</text:p>
          </table:table-cell>
        </table:table-row>
        <table:table-row table:style-name="ro1">
          <table:table-cell office:value-type="float" office:value="0.0476262428893" calcext:value-type="float">
            <text:p>0,0476262428893</text:p>
          </table:table-cell>
          <table:table-cell office:value-type="float" office:value="0.0631647350377" calcext:value-type="float">
            <text:p>0,0631647350377</text:p>
          </table:table-cell>
          <table:table-cell office:value-type="float" office:value="0.0232603999244" calcext:value-type="float">
            <text:p>0,0232603999244</text:p>
          </table:table-cell>
        </table:table-row>
        <table:table-row table:style-name="ro1">
          <table:table-cell office:value-type="float" office:value="0.0458751731793" calcext:value-type="float">
            <text:p>0,0458751731793</text:p>
          </table:table-cell>
          <table:table-cell office:value-type="float" office:value="0.0625898658374" calcext:value-type="float">
            <text:p>0,0625898658374</text:p>
          </table:table-cell>
          <table:table-cell office:value-type="float" office:value="0.025381925577" calcext:value-type="float">
            <text:p>0,025381925577</text:p>
          </table:table-cell>
        </table:table-row>
        <table:table-row table:style-name="ro1">
          <table:table-cell office:value-type="float" office:value="0.0434689426599" calcext:value-type="float">
            <text:p>0,0434689426599</text:p>
          </table:table-cell>
          <table:table-cell office:value-type="float" office:value="0.0597993302836" calcext:value-type="float">
            <text:p>0,0597993302836</text:p>
          </table:table-cell>
          <table:table-cell office:value-type="float" office:value="0.0283593417616" calcext:value-type="float">
            <text:p>0,0283593417616</text:p>
          </table:table-cell>
        </table:table-row>
        <table:table-row table:style-name="ro1">
          <table:table-cell office:value-type="float" office:value="0.0443780230069" calcext:value-type="float">
            <text:p>0,0443780230069</text:p>
          </table:table-cell>
          <table:table-cell office:value-type="float" office:value="0.0597680728696" calcext:value-type="float">
            <text:p>0,0597680728696</text:p>
          </table:table-cell>
          <table:table-cell office:value-type="float" office:value="0.0282965246458" calcext:value-type="float">
            <text:p>0,0282965246458</text:p>
          </table:table-cell>
        </table:table-row>
        <table:table-row table:style-name="ro1">
          <table:table-cell office:value-type="float" office:value="0.0456105698812" calcext:value-type="float">
            <text:p>0,0456105698812</text:p>
          </table:table-cell>
          <table:table-cell office:value-type="float" office:value="0.0609998213056" calcext:value-type="float">
            <text:p>0,0609998213056</text:p>
          </table:table-cell>
          <table:table-cell office:value-type="float" office:value="0.0239625409009" calcext:value-type="float">
            <text:p>0,0239625409009</text:p>
          </table:table-cell>
        </table:table-row>
        <table:table-row table:style-name="ro1">
          <table:table-cell office:value-type="float" office:value="0.0472107126727" calcext:value-type="float">
            <text:p>0,0472107126727</text:p>
          </table:table-cell>
          <table:table-cell office:value-type="float" office:value="0.0633618509233" calcext:value-type="float">
            <text:p>0,0633618509233</text:p>
          </table:table-cell>
          <table:table-cell office:value-type="float" office:value="0.0260181187935" calcext:value-type="float">
            <text:p>0,0260181187935</text:p>
          </table:table-cell>
        </table:table-row>
        <table:table-row table:style-name="ro1">
          <table:table-cell office:value-type="float" office:value="0.0403819446624" calcext:value-type="float">
            <text:p>0,0403819446624</text:p>
          </table:table-cell>
          <table:table-cell office:value-type="float" office:value="0.0596572139393" calcext:value-type="float">
            <text:p>0,0596572139393</text:p>
          </table:table-cell>
          <table:table-cell office:value-type="float" office:value="0.0284743985531" calcext:value-type="float">
            <text:p>0,0284743985531</text:p>
          </table:table-cell>
        </table:table-row>
        <table:table-row table:style-name="ro1">
          <table:table-cell office:value-type="float" office:value="0.0452205112933" calcext:value-type="float">
            <text:p>0,0452205112933</text:p>
          </table:table-cell>
          <table:table-cell office:value-type="float" office:value="0.0593598660393" calcext:value-type="float">
            <text:p>0,0593598660393</text:p>
          </table:table-cell>
          <table:table-cell office:value-type="float" office:value="0.0290515913544" calcext:value-type="float">
            <text:p>0,02905159135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0387821109566983" calcext:value-type="float">
            <text:p>0,039</text:p>
          </table:table-cell>
          <table:table-cell table:style-name="ce1" table:formula="of:=AVERAGE([.B2:.B31])" office:value-type="float" office:value="0.0572098325910533" calcext:value-type="float">
            <text:p>0,057</text:p>
          </table:table-cell>
          <table:table-cell table:style-name="ce1" table:formula="of:=AVERAGE([.C2:.C31])" office:value-type="float" office:value="0.0289284553395967" calcext:value-type="float">
            <text:p>0,029</text:p>
          </table:table-cell>
        </table:table-row>
      </table:table>
      <table:table table:name="keijzer-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148089293522" calcext:value-type="float">
            <text:p>0,148089293522</text:p>
          </table:table-cell>
          <table:table-cell office:value-type="float" office:value="0.148527215463" calcext:value-type="float">
            <text:p>0,148527215463</text:p>
          </table:table-cell>
          <table:table-cell office:value-type="float" office:value="0.00496688225174" calcext:value-type="float">
            <text:p>0,00496688225174</text:p>
          </table:table-cell>
        </table:table-row>
        <table:table-row table:style-name="ro1">
          <table:table-cell office:value-type="float" office:value="0.214228649258" calcext:value-type="float">
            <text:p>0,214228649258</text:p>
          </table:table-cell>
          <table:table-cell office:value-type="float" office:value="0.21422226903" calcext:value-type="float">
            <text:p>0,21422226903</text:p>
          </table:table-cell>
          <table:table-cell office:value-type="float" office:value="0.000199605427866" calcext:value-type="float">
            <text:p>0,000199605427866</text:p>
          </table:table-cell>
        </table:table-row>
        <table:table-row table:style-name="ro1">
          <table:table-cell office:value-type="float" office:value="0.156800446056" calcext:value-type="float">
            <text:p>0,156800446056</text:p>
          </table:table-cell>
          <table:table-cell office:value-type="float" office:value="0.156429075685" calcext:value-type="float">
            <text:p>0,156429075685</text:p>
          </table:table-cell>
          <table:table-cell office:value-type="float" office:value="0.00551232276779" calcext:value-type="float">
            <text:p>0,00551232276779</text:p>
          </table:table-cell>
        </table:table-row>
        <table:table-row table:style-name="ro1">
          <table:table-cell office:value-type="float" office:value="0.214229527263" calcext:value-type="float">
            <text:p>0,214229527263</text:p>
          </table:table-cell>
          <table:table-cell office:value-type="float" office:value="0.214221610163" calcext:value-type="float">
            <text:p>0,214221610163</text:p>
          </table:table-cell>
          <table:table-cell office:value-type="float" office:value="0.000213863172833" calcext:value-type="float">
            <text:p>0,000213863172833</text:p>
          </table:table-cell>
        </table:table-row>
        <table:table-row table:style-name="ro1">
          <table:table-cell office:value-type="float" office:value="0.214228860807" calcext:value-type="float">
            <text:p>0,214228860807</text:p>
          </table:table-cell>
          <table:table-cell office:value-type="float" office:value="0.214219979209" calcext:value-type="float">
            <text:p>0,214219979209</text:p>
          </table:table-cell>
          <table:table-cell office:value-type="float" office:value="0.000234918847804" calcext:value-type="float">
            <text:p>0,000234918847804</text:p>
          </table:table-cell>
        </table:table-row>
        <table:table-row table:style-name="ro1">
          <table:table-cell office:value-type="float" office:value="0.214229803161" calcext:value-type="float">
            <text:p>0,214229803161</text:p>
          </table:table-cell>
          <table:table-cell office:value-type="float" office:value="0.214221664034" calcext:value-type="float">
            <text:p>0,214221664034</text:p>
          </table:table-cell>
          <table:table-cell office:value-type="float" office:value="0.000214385570804" calcext:value-type="float">
            <text:p>0,000214385570804</text:p>
          </table:table-cell>
        </table:table-row>
        <table:table-row table:style-name="ro1">
          <table:table-cell office:value-type="float" office:value="0.214228585467" calcext:value-type="float">
            <text:p>0,214228585467</text:p>
          </table:table-cell>
          <table:table-cell office:value-type="float" office:value="0.214219819849" calcext:value-type="float">
            <text:p>0,214219819849</text:p>
          </table:table-cell>
          <table:table-cell office:value-type="float" office:value="0.000236129152872" calcext:value-type="float">
            <text:p>0,000236129152872</text:p>
          </table:table-cell>
        </table:table-row>
        <table:table-row table:style-name="ro1">
          <table:table-cell office:value-type="float" office:value="0.10845084876" calcext:value-type="float">
            <text:p>0,10845084876</text:p>
          </table:table-cell>
          <table:table-cell office:value-type="float" office:value="0.10887864218" calcext:value-type="float">
            <text:p>0,10887864218</text:p>
          </table:table-cell>
          <table:table-cell office:value-type="float" office:value="0.00683653875118" calcext:value-type="float">
            <text:p>0,00683653875118</text:p>
          </table:table-cell>
        </table:table-row>
        <table:table-row table:style-name="ro1">
          <table:table-cell office:value-type="float" office:value="0.14662075512" calcext:value-type="float">
            <text:p>0,14662075512</text:p>
          </table:table-cell>
          <table:table-cell office:value-type="float" office:value="0.146717024996" calcext:value-type="float">
            <text:p>0,146717024996</text:p>
          </table:table-cell>
          <table:table-cell office:value-type="float" office:value="0.00340982624922" calcext:value-type="float">
            <text:p>0,00340982624922</text:p>
          </table:table-cell>
        </table:table-row>
        <table:table-row table:style-name="ro1">
          <table:table-cell office:value-type="float" office:value="0.214229130629" calcext:value-type="float">
            <text:p>0,214229130629</text:p>
          </table:table-cell>
          <table:table-cell office:value-type="float" office:value="0.214221015991" calcext:value-type="float">
            <text:p>0,214221015991</text:p>
          </table:table-cell>
          <table:table-cell office:value-type="float" office:value="0.000220829065457" calcext:value-type="float">
            <text:p>0,000220829065457</text:p>
          </table:table-cell>
        </table:table-row>
        <table:table-row table:style-name="ro1">
          <table:table-cell office:value-type="float" office:value="0.153571496036" calcext:value-type="float">
            <text:p>0,153571496036</text:p>
          </table:table-cell>
          <table:table-cell office:value-type="float" office:value="0.153125076653" calcext:value-type="float">
            <text:p>0,153125076653</text:p>
          </table:table-cell>
          <table:table-cell office:value-type="float" office:value="0.00555811422977" calcext:value-type="float">
            <text:p>0,00555811422977</text:p>
          </table:table-cell>
        </table:table-row>
        <table:table-row table:style-name="ro1">
          <table:table-cell office:value-type="float" office:value="0.103675582152" calcext:value-type="float">
            <text:p>0,103675582152</text:p>
          </table:table-cell>
          <table:table-cell office:value-type="float" office:value="0.103457451228" calcext:value-type="float">
            <text:p>0,103457451228</text:p>
          </table:table-cell>
          <table:table-cell office:value-type="float" office:value="0.0071530041024" calcext:value-type="float">
            <text:p>0,0071530041024</text:p>
          </table:table-cell>
        </table:table-row>
        <table:table-row table:style-name="ro1">
          <table:table-cell office:value-type="float" office:value="0.214228043167" calcext:value-type="float">
            <text:p>0,214228043167</text:p>
          </table:table-cell>
          <table:table-cell office:value-type="float" office:value="0.214219581814" calcext:value-type="float">
            <text:p>0,214219581814</text:p>
          </table:table-cell>
          <table:table-cell office:value-type="float" office:value="0.000237356539797" calcext:value-type="float">
            <text:p>0,000237356539797</text:p>
          </table:table-cell>
        </table:table-row>
        <table:table-row table:style-name="ro1">
          <table:table-cell office:value-type="float" office:value="0.214229438453" calcext:value-type="float">
            <text:p>0,214229438453</text:p>
          </table:table-cell>
          <table:table-cell office:value-type="float" office:value="0.214220946477" calcext:value-type="float">
            <text:p>0,214220946477</text:p>
          </table:table-cell>
          <table:table-cell office:value-type="float" office:value="0.000223298491693" calcext:value-type="float">
            <text:p>0,000223298491693</text:p>
          </table:table-cell>
        </table:table-row>
        <table:table-row table:style-name="ro1">
          <table:table-cell office:value-type="float" office:value="0.214229777013" calcext:value-type="float">
            <text:p>0,214229777013</text:p>
          </table:table-cell>
          <table:table-cell office:value-type="float" office:value="0.214221905947" calcext:value-type="float">
            <text:p>0,214221905947</text:p>
          </table:table-cell>
          <table:table-cell office:value-type="float" office:value="0.000210662868211" calcext:value-type="float">
            <text:p>0,000210662868211</text:p>
          </table:table-cell>
        </table:table-row>
        <table:table-row table:style-name="ro1">
          <table:table-cell office:value-type="float" office:value="0.143020769727" calcext:value-type="float">
            <text:p>0,143020769727</text:p>
          </table:table-cell>
          <table:table-cell office:value-type="float" office:value="0.142674590791" calcext:value-type="float">
            <text:p>0,142674590791</text:p>
          </table:table-cell>
          <table:table-cell office:value-type="float" office:value="0.00654444561737" calcext:value-type="float">
            <text:p>0,00654444561737</text:p>
          </table:table-cell>
        </table:table-row>
        <table:table-row table:style-name="ro1">
          <table:table-cell office:value-type="float" office:value="0.15561718152" calcext:value-type="float">
            <text:p>0,15561718152</text:p>
          </table:table-cell>
          <table:table-cell office:value-type="float" office:value="0.155688826516" calcext:value-type="float">
            <text:p>0,155688826516</text:p>
          </table:table-cell>
          <table:table-cell office:value-type="float" office:value="0.00490947540709" calcext:value-type="float">
            <text:p>0,00490947540709</text:p>
          </table:table-cell>
        </table:table-row>
        <table:table-row table:style-name="ro1">
          <table:table-cell office:value-type="float" office:value="0.214229273987" calcext:value-type="float">
            <text:p>0,214229273987</text:p>
          </table:table-cell>
          <table:table-cell office:value-type="float" office:value="0.21422104966" calcext:value-type="float">
            <text:p>0,21422104966</text:p>
          </table:table-cell>
          <table:table-cell office:value-type="float" office:value="0.000220976754467" calcext:value-type="float">
            <text:p>0,000220976754467</text:p>
          </table:table-cell>
        </table:table-row>
        <table:table-row table:style-name="ro1">
          <table:table-cell office:value-type="float" office:value="0.214229782045" calcext:value-type="float">
            <text:p>0,214229782045</text:p>
          </table:table-cell>
          <table:table-cell office:value-type="float" office:value="0.214221837644" calcext:value-type="float">
            <text:p>0,214221837644</text:p>
          </table:table-cell>
          <table:table-cell office:value-type="float" office:value="0.000211704492701" calcext:value-type="float">
            <text:p>0,000211704492701</text:p>
          </table:table-cell>
        </table:table-row>
        <table:table-row table:style-name="ro1">
          <table:table-cell office:value-type="float" office:value="0.137770241216" calcext:value-type="float">
            <text:p>0,137770241216</text:p>
          </table:table-cell>
          <table:table-cell office:value-type="float" office:value="0.138917281921" calcext:value-type="float">
            <text:p>0,138917281921</text:p>
          </table:table-cell>
          <table:table-cell office:value-type="float" office:value="0.0049580413666" calcext:value-type="float">
            <text:p>0,0049580413666</text:p>
          </table:table-cell>
        </table:table-row>
        <table:table-row table:style-name="ro1">
          <table:table-cell office:value-type="float" office:value="0.214229745901" calcext:value-type="float">
            <text:p>0,214229745901</text:p>
          </table:table-cell>
          <table:table-cell office:value-type="float" office:value="0.214222291102" calcext:value-type="float">
            <text:p>0,214222291102</text:p>
          </table:table-cell>
          <table:table-cell office:value-type="float" office:value="0.000204755520188" calcext:value-type="float">
            <text:p>0,000204755520188</text:p>
          </table:table-cell>
        </table:table-row>
        <table:table-row table:style-name="ro1">
          <table:table-cell office:value-type="float" office:value="0.145574714093" calcext:value-type="float">
            <text:p>0,145574714093</text:p>
          </table:table-cell>
          <table:table-cell office:value-type="float" office:value="0.146093566323" calcext:value-type="float">
            <text:p>0,146093566323</text:p>
          </table:table-cell>
          <table:table-cell office:value-type="float" office:value="0.00476490653781" calcext:value-type="float">
            <text:p>0,00476490653781</text:p>
          </table:table-cell>
        </table:table-row>
        <table:table-row table:style-name="ro1">
          <table:table-cell office:value-type="float" office:value="0.21422977271" calcext:value-type="float">
            <text:p>0,21422977271</text:p>
          </table:table-cell>
          <table:table-cell office:value-type="float" office:value="0.214221966287" calcext:value-type="float">
            <text:p>0,214221966287</text:p>
          </table:table-cell>
          <table:table-cell office:value-type="float" office:value="0.000209742460278" calcext:value-type="float">
            <text:p>0,000209742460278</text:p>
          </table:table-cell>
        </table:table-row>
        <table:table-row table:style-name="ro1">
          <table:table-cell table:number-columns-repeated="2" office:value-type="float" office:value="0.214236499651" calcext:value-type="float">
            <text:p>0,214236499651</text:p>
          </table:table-cell>
          <table:table-cell office:value-type="float" office:value="0.000000000148386252201" calcext:value-type="float">
            <text:p>1,48386252201E-10</text:p>
          </table:table-cell>
        </table:table-row>
        <table:table-row table:style-name="ro1">
          <table:table-cell office:value-type="float" office:value="0.214229802835" calcext:value-type="float">
            <text:p>0,214229802835</text:p>
          </table:table-cell>
          <table:table-cell office:value-type="float" office:value="0.214221669521" calcext:value-type="float">
            <text:p>0,214221669521</text:p>
          </table:table-cell>
          <table:table-cell office:value-type="float" office:value="0.000214302470544" calcext:value-type="float">
            <text:p>0,000214302470544</text:p>
          </table:table-cell>
        </table:table-row>
        <table:table-row table:style-name="ro1">
          <table:table-cell office:value-type="float" office:value="0.147125897963" calcext:value-type="float">
            <text:p>0,147125897963</text:p>
          </table:table-cell>
          <table:table-cell office:value-type="float" office:value="0.147375893739" calcext:value-type="float">
            <text:p>0,147375893739</text:p>
          </table:table-cell>
          <table:table-cell office:value-type="float" office:value="0.00531894232747" calcext:value-type="float">
            <text:p>0,00531894232747</text:p>
          </table:table-cell>
        </table:table-row>
        <table:table-row table:style-name="ro1">
          <table:table-cell office:value-type="float" office:value="0.149050900503" calcext:value-type="float">
            <text:p>0,149050900503</text:p>
          </table:table-cell>
          <table:table-cell office:value-type="float" office:value="0.147782683489" calcext:value-type="float">
            <text:p>0,147782683489</text:p>
          </table:table-cell>
          <table:table-cell office:value-type="float" office:value="0.00700254838166" calcext:value-type="float">
            <text:p>0,00700254838166</text:p>
          </table:table-cell>
        </table:table-row>
        <table:table-row table:style-name="ro1">
          <table:table-cell office:value-type="float" office:value="0.147325802474" calcext:value-type="float">
            <text:p>0,147325802474</text:p>
          </table:table-cell>
          <table:table-cell office:value-type="float" office:value="0.147022825368" calcext:value-type="float">
            <text:p>0,147022825368</text:p>
          </table:table-cell>
          <table:table-cell office:value-type="float" office:value="0.00565614931887" calcext:value-type="float">
            <text:p>0,00565614931887</text:p>
          </table:table-cell>
        </table:table-row>
        <table:table-row table:style-name="ro1">
          <table:table-cell office:value-type="float" office:value="0.214228852419" calcext:value-type="float">
            <text:p>0,214228852419</text:p>
          </table:table-cell>
          <table:table-cell office:value-type="float" office:value="0.214219925135" calcext:value-type="float">
            <text:p>0,214219925135</text:p>
          </table:table-cell>
          <table:table-cell office:value-type="float" office:value="0.000235712621371" calcext:value-type="float">
            <text:p>0,000235712621371</text:p>
          </table:table-cell>
        </table:table-row>
        <table:table-row table:style-name="ro1">
          <table:table-cell office:value-type="float" office:value="0.147382357648" calcext:value-type="float">
            <text:p>0,147382357648</text:p>
          </table:table-cell>
          <table:table-cell office:value-type="float" office:value="0.14757121178" calcext:value-type="float">
            <text:p>0,14757121178</text:p>
          </table:table-cell>
          <table:table-cell office:value-type="float" office:value="0.00511294443468" calcext:value-type="float">
            <text:p>0,005112944434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180591727718533" calcext:value-type="float">
            <text:p>0,181</text:p>
          </table:table-cell>
          <table:table-cell table:style-name="ce1" table:formula="of:=AVERAGE([.B2:.B31])" office:value-type="float" office:value="0.1805938465882" calcext:value-type="float">
            <text:p>0,181</text:p>
          </table:table-cell>
          <table:table-cell table:style-name="ce1" table:formula="of:=AVERAGE([.C2:.C31])" office:value-type="float" office:value="0.00269974617829741" calcext:value-type="float">
            <text:p>0,003</text:p>
          </table:table-cell>
        </table:table-row>
      </table:table>
      <table:table table:name="keijzer-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0934179416423" calcext:value-type="float">
            <text:p>0,0934179416423</text:p>
          </table:table-cell>
          <table:table-cell office:value-type="float" office:value="0.0941984631434" calcext:value-type="float">
            <text:p>0,0941984631434</text:p>
          </table:table-cell>
          <table:table-cell office:value-type="float" office:value="0.00340298074111" calcext:value-type="float">
            <text:p>0,00340298074111</text:p>
          </table:table-cell>
        </table:table-row>
        <table:table-row table:style-name="ro1">
          <table:table-cell office:value-type="float" office:value="0.0923197930788" calcext:value-type="float">
            <text:p>0,0923197930788</text:p>
          </table:table-cell>
          <table:table-cell office:value-type="float" office:value="0.0954194922356" calcext:value-type="float">
            <text:p>0,0954194922356</text:p>
          </table:table-cell>
          <table:table-cell office:value-type="float" office:value="0.00662432352596" calcext:value-type="float">
            <text:p>0,00662432352596</text:p>
          </table:table-cell>
        </table:table-row>
        <table:table-row table:style-name="ro1">
          <table:table-cell office:value-type="float" office:value="0.202627243334" calcext:value-type="float">
            <text:p>0,202627243334</text:p>
          </table:table-cell>
          <table:table-cell office:value-type="float" office:value="0.203376355665" calcext:value-type="float">
            <text:p>0,203376355665</text:p>
          </table:table-cell>
          <table:table-cell office:value-type="float" office:value="0.00359094734116" calcext:value-type="float">
            <text:p>0,00359094734116</text:p>
          </table:table-cell>
        </table:table-row>
        <table:table-row table:style-name="ro1">
          <table:table-cell office:value-type="float" office:value="0.100720344683" calcext:value-type="float">
            <text:p>0,100720344683</text:p>
          </table:table-cell>
          <table:table-cell office:value-type="float" office:value="0.103221491996" calcext:value-type="float">
            <text:p>0,103221491996</text:p>
          </table:table-cell>
          <table:table-cell office:value-type="float" office:value="0.00587643625289" calcext:value-type="float">
            <text:p>0,00587643625289</text:p>
          </table:table-cell>
        </table:table-row>
        <table:table-row table:style-name="ro1">
          <table:table-cell office:value-type="float" office:value="0.121400742259" calcext:value-type="float">
            <text:p>0,121400742259</text:p>
          </table:table-cell>
          <table:table-cell office:value-type="float" office:value="0.121548312064" calcext:value-type="float">
            <text:p>0,121548312064</text:p>
          </table:table-cell>
          <table:table-cell office:value-type="float" office:value="0.00268311851836" calcext:value-type="float">
            <text:p>0,00268311851836</text:p>
          </table:table-cell>
        </table:table-row>
        <table:table-row table:style-name="ro1">
          <table:table-cell office:value-type="float" office:value="0.0965432002091" calcext:value-type="float">
            <text:p>0,0965432002091</text:p>
          </table:table-cell>
          <table:table-cell office:value-type="float" office:value="0.0986521583617" calcext:value-type="float">
            <text:p>0,0986521583617</text:p>
          </table:table-cell>
          <table:table-cell office:value-type="float" office:value="0.00660474378499" calcext:value-type="float">
            <text:p>0,00660474378499</text:p>
          </table:table-cell>
        </table:table-row>
        <table:table-row table:style-name="ro1">
          <table:table-cell office:value-type="float" office:value="0.179854566539" calcext:value-type="float">
            <text:p>0,179854566539</text:p>
          </table:table-cell>
          <table:table-cell office:value-type="float" office:value="0.181117391152" calcext:value-type="float">
            <text:p>0,181117391152</text:p>
          </table:table-cell>
          <table:table-cell office:value-type="float" office:value="0.00428497314533" calcext:value-type="float">
            <text:p>0,00428497314533</text:p>
          </table:table-cell>
        </table:table-row>
        <table:table-row table:style-name="ro1">
          <table:table-cell office:value-type="float" office:value="0.133528118775" calcext:value-type="float">
            <text:p>0,133528118775</text:p>
          </table:table-cell>
          <table:table-cell office:value-type="float" office:value="0.134004726611" calcext:value-type="float">
            <text:p>0,134004726611</text:p>
          </table:table-cell>
          <table:table-cell office:value-type="float" office:value="0.0025756211504" calcext:value-type="float">
            <text:p>0,0025756211504</text:p>
          </table:table-cell>
        </table:table-row>
        <table:table-row table:style-name="ro1">
          <table:table-cell office:value-type="float" office:value="0.0553908726685" calcext:value-type="float">
            <text:p>0,0553908726685</text:p>
          </table:table-cell>
          <table:table-cell office:value-type="float" office:value="0.0585268232413" calcext:value-type="float">
            <text:p>0,0585268232413</text:p>
          </table:table-cell>
          <table:table-cell office:value-type="float" office:value="0.00635660689298" calcext:value-type="float">
            <text:p>0,00635660689298</text:p>
          </table:table-cell>
        </table:table-row>
        <table:table-row table:style-name="ro1">
          <table:table-cell office:value-type="float" office:value="0.0813008106514" calcext:value-type="float">
            <text:p>0,0813008106514</text:p>
          </table:table-cell>
          <table:table-cell office:value-type="float" office:value="0.0837356054931" calcext:value-type="float">
            <text:p>0,0837356054931</text:p>
          </table:table-cell>
          <table:table-cell office:value-type="float" office:value="0.0054424868015" calcext:value-type="float">
            <text:p>0,0054424868015</text:p>
          </table:table-cell>
        </table:table-row>
        <table:table-row table:style-name="ro1">
          <table:table-cell office:value-type="float" office:value="0.157389198524" calcext:value-type="float">
            <text:p>0,157389198524</text:p>
          </table:table-cell>
          <table:table-cell office:value-type="float" office:value="0.159076394572" calcext:value-type="float">
            <text:p>0,159076394572</text:p>
          </table:table-cell>
          <table:table-cell office:value-type="float" office:value="0.00683521217631" calcext:value-type="float">
            <text:p>0,00683521217631</text:p>
          </table:table-cell>
        </table:table-row>
        <table:table-row table:style-name="ro1">
          <table:table-cell office:value-type="float" office:value="0.17749927721" calcext:value-type="float">
            <text:p>0,17749927721</text:p>
          </table:table-cell>
          <table:table-cell office:value-type="float" office:value="0.179385116982" calcext:value-type="float">
            <text:p>0,179385116982</text:p>
          </table:table-cell>
          <table:table-cell office:value-type="float" office:value="0.00519493903327" calcext:value-type="float">
            <text:p>0,00519493903327</text:p>
          </table:table-cell>
        </table:table-row>
        <table:table-row table:style-name="ro1">
          <table:table-cell office:value-type="float" office:value="0.0950155310607" calcext:value-type="float">
            <text:p>0,0950155310607</text:p>
          </table:table-cell>
          <table:table-cell office:value-type="float" office:value="0.0969035530666" calcext:value-type="float">
            <text:p>0,0969035530666</text:p>
          </table:table-cell>
          <table:table-cell office:value-type="float" office:value="0.00646053750013" calcext:value-type="float">
            <text:p>0,00646053750013</text:p>
          </table:table-cell>
        </table:table-row>
        <table:table-row table:style-name="ro1">
          <table:table-cell office:value-type="float" office:value="0.0870790586167" calcext:value-type="float">
            <text:p>0,0870790586167</text:p>
          </table:table-cell>
          <table:table-cell office:value-type="float" office:value="0.0891685743011" calcext:value-type="float">
            <text:p>0,0891685743011</text:p>
          </table:table-cell>
          <table:table-cell office:value-type="float" office:value="0.00643045443748" calcext:value-type="float">
            <text:p>0,00643045443748</text:p>
          </table:table-cell>
        </table:table-row>
        <table:table-row table:style-name="ro1">
          <table:table-cell office:value-type="float" office:value="0.0631138486976" calcext:value-type="float">
            <text:p>0,0631138486976</text:p>
          </table:table-cell>
          <table:table-cell office:value-type="float" office:value="0.0656661862962" calcext:value-type="float">
            <text:p>0,0656661862962</text:p>
          </table:table-cell>
          <table:table-cell office:value-type="float" office:value="0.00604785404636" calcext:value-type="float">
            <text:p>0,00604785404636</text:p>
          </table:table-cell>
        </table:table-row>
        <table:table-row table:style-name="ro1">
          <table:table-cell office:value-type="float" office:value="0.250015292034" calcext:value-type="float">
            <text:p>0,250015292034</text:p>
          </table:table-cell>
          <table:table-cell office:value-type="float" office:value="0.251305214856" calcext:value-type="float">
            <text:p>0,251305214856</text:p>
          </table:table-cell>
          <table:table-cell office:value-type="float" office:value="0.00552313994371" calcext:value-type="float">
            <text:p>0,00552313994371</text:p>
          </table:table-cell>
        </table:table-row>
        <table:table-row table:style-name="ro1">
          <table:table-cell office:value-type="float" office:value="0.0752073114587" calcext:value-type="float">
            <text:p>0,0752073114587</text:p>
          </table:table-cell>
          <table:table-cell office:value-type="float" office:value="0.0766185813455" calcext:value-type="float">
            <text:p>0,0766185813455</text:p>
          </table:table-cell>
          <table:table-cell office:value-type="float" office:value="0.00625468453735" calcext:value-type="float">
            <text:p>0,00625468453735</text:p>
          </table:table-cell>
        </table:table-row>
        <table:table-row table:style-name="ro1">
          <table:table-cell office:value-type="float" office:value="0.061937012494" calcext:value-type="float">
            <text:p>0,061937012494</text:p>
          </table:table-cell>
          <table:table-cell office:value-type="float" office:value="0.0640266061575" calcext:value-type="float">
            <text:p>0,0640266061575</text:p>
          </table:table-cell>
          <table:table-cell office:value-type="float" office:value="0.00640887282522" calcext:value-type="float">
            <text:p>0,00640887282522</text:p>
          </table:table-cell>
        </table:table-row>
        <table:table-row table:style-name="ro1">
          <table:table-cell office:value-type="float" office:value="0.17266277698" calcext:value-type="float">
            <text:p>0,17266277698</text:p>
          </table:table-cell>
          <table:table-cell office:value-type="float" office:value="0.173918031244" calcext:value-type="float">
            <text:p>0,173918031244</text:p>
          </table:table-cell>
          <table:table-cell office:value-type="float" office:value="0.0080236384948" calcext:value-type="float">
            <text:p>0,0080236384948</text:p>
          </table:table-cell>
        </table:table-row>
        <table:table-row table:style-name="ro1">
          <table:table-cell office:value-type="float" office:value="0.0800957134686" calcext:value-type="float">
            <text:p>0,0800957134686</text:p>
          </table:table-cell>
          <table:table-cell office:value-type="float" office:value="0.0824214872956" calcext:value-type="float">
            <text:p>0,0824214872956</text:p>
          </table:table-cell>
          <table:table-cell office:value-type="float" office:value="0.00608814575209" calcext:value-type="float">
            <text:p>0,00608814575209</text:p>
          </table:table-cell>
        </table:table-row>
        <table:table-row table:style-name="ro1">
          <table:table-cell office:value-type="float" office:value="0.131966500859" calcext:value-type="float">
            <text:p>0,131966500859</text:p>
          </table:table-cell>
          <table:table-cell office:value-type="float" office:value="0.133463220027" calcext:value-type="float">
            <text:p>0,133463220027</text:p>
          </table:table-cell>
          <table:table-cell office:value-type="float" office:value="0.00643729749811" calcext:value-type="float">
            <text:p>0,00643729749811</text:p>
          </table:table-cell>
        </table:table-row>
        <table:table-row table:style-name="ro1">
          <table:table-cell office:value-type="float" office:value="0.0693391326545" calcext:value-type="float">
            <text:p>0,0693391326545</text:p>
          </table:table-cell>
          <table:table-cell office:value-type="float" office:value="0.0726326812465" calcext:value-type="float">
            <text:p>0,0726326812465</text:p>
          </table:table-cell>
          <table:table-cell office:value-type="float" office:value="0.00643782816654" calcext:value-type="float">
            <text:p>0,00643782816654</text:p>
          </table:table-cell>
        </table:table-row>
        <table:table-row table:style-name="ro1">
          <table:table-cell office:value-type="float" office:value="0.178170402955" calcext:value-type="float">
            <text:p>0,178170402955</text:p>
          </table:table-cell>
          <table:table-cell office:value-type="float" office:value="0.179502985187" calcext:value-type="float">
            <text:p>0,179502985187</text:p>
          </table:table-cell>
          <table:table-cell office:value-type="float" office:value="0.00750464328667" calcext:value-type="float">
            <text:p>0,00750464328667</text:p>
          </table:table-cell>
        </table:table-row>
        <table:table-row table:style-name="ro1">
          <table:table-cell office:value-type="float" office:value="0.128328619378" calcext:value-type="float">
            <text:p>0,128328619378</text:p>
          </table:table-cell>
          <table:table-cell office:value-type="float" office:value="0.130296077136" calcext:value-type="float">
            <text:p>0,130296077136</text:p>
          </table:table-cell>
          <table:table-cell office:value-type="float" office:value="0.00664946800283" calcext:value-type="float">
            <text:p>0,00664946800283</text:p>
          </table:table-cell>
        </table:table-row>
        <table:table-row table:style-name="ro1">
          <table:table-cell office:value-type="float" office:value="0.0733070028871" calcext:value-type="float">
            <text:p>0,0733070028871</text:p>
          </table:table-cell>
          <table:table-cell office:value-type="float" office:value="0.0755653643147" calcext:value-type="float">
            <text:p>0,0755653643147</text:p>
          </table:table-cell>
          <table:table-cell office:value-type="float" office:value="0.00646093220365" calcext:value-type="float">
            <text:p>0,00646093220365</text:p>
          </table:table-cell>
        </table:table-row>
        <table:table-row table:style-name="ro1">
          <table:table-cell office:value-type="float" office:value="0.180330337961" calcext:value-type="float">
            <text:p>0,180330337961</text:p>
          </table:table-cell>
          <table:table-cell office:value-type="float" office:value="0.181531287308" calcext:value-type="float">
            <text:p>0,181531287308</text:p>
          </table:table-cell>
          <table:table-cell office:value-type="float" office:value="0.00594954905759" calcext:value-type="float">
            <text:p>0,00594954905759</text:p>
          </table:table-cell>
        </table:table-row>
        <table:table-row table:style-name="ro1">
          <table:table-cell office:value-type="float" office:value="0.167832656372" calcext:value-type="float">
            <text:p>0,167832656372</text:p>
          </table:table-cell>
          <table:table-cell office:value-type="float" office:value="0.168742780602" calcext:value-type="float">
            <text:p>0,168742780602</text:p>
          </table:table-cell>
          <table:table-cell office:value-type="float" office:value="0.00755235468429" calcext:value-type="float">
            <text:p>0,00755235468429</text:p>
          </table:table-cell>
        </table:table-row>
        <table:table-row table:style-name="ro1">
          <table:table-cell office:value-type="float" office:value="0.179797982399" calcext:value-type="float">
            <text:p>0,179797982399</text:p>
          </table:table-cell>
          <table:table-cell office:value-type="float" office:value="0.180803488355" calcext:value-type="float">
            <text:p>0,180803488355</text:p>
          </table:table-cell>
          <table:table-cell office:value-type="float" office:value="0.00422951451961" calcext:value-type="float">
            <text:p>0,00422951451961</text:p>
          </table:table-cell>
        </table:table-row>
        <table:table-row table:style-name="ro1">
          <table:table-cell office:value-type="float" office:value="0.177364622253" calcext:value-type="float">
            <text:p>0,177364622253</text:p>
          </table:table-cell>
          <table:table-cell office:value-type="float" office:value="0.178429450376" calcext:value-type="float">
            <text:p>0,178429450376</text:p>
          </table:table-cell>
          <table:table-cell office:value-type="float" office:value="0.00470011635147" calcext:value-type="float">
            <text:p>0,00470011635147</text:p>
          </table:table-cell>
        </table:table-row>
        <table:table-row table:style-name="ro1">
          <table:table-cell office:value-type="float" office:value="0.184442782321" calcext:value-type="float">
            <text:p>0,184442782321</text:p>
          </table:table-cell>
          <table:table-cell office:value-type="float" office:value="0.185300462615" calcext:value-type="float">
            <text:p>0,185300462615</text:p>
          </table:table-cell>
          <table:table-cell office:value-type="float" office:value="0.00347672371555" calcext:value-type="float">
            <text:p>0,003476723715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128266623147467" calcext:value-type="float">
            <text:p>0,128</text:p>
          </table:table-cell>
          <table:table-cell table:style-name="ce1" table:formula="of:=AVERAGE([.B2:.B31])" office:value-type="float" office:value="0.12995194544156" calcext:value-type="float">
            <text:p>0,130</text:p>
          </table:table-cell>
          <table:table-cell table:style-name="ce1" table:formula="of:=AVERAGE([.C2:.C31])" office:value-type="float" office:value="0.00567027147959033" calcext:value-type="float">
            <text:p>0,006</text:p>
          </table:table-cell>
        </table:table-row>
      </table:table>
      <table:table table:name="vladislavleva-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0497403103016" calcext:value-type="float">
            <text:p>0,0497403103016</text:p>
          </table:table-cell>
          <table:table-cell office:value-type="float" office:value="0.0488874604507" calcext:value-type="float">
            <text:p>0,0488874604507</text:p>
          </table:table-cell>
          <table:table-cell office:value-type="float" office:value="0.0107024542237" calcext:value-type="float">
            <text:p>0,0107024542237</text:p>
          </table:table-cell>
        </table:table-row>
        <table:table-row table:style-name="ro1">
          <table:table-cell office:value-type="float" office:value="0.0460318824517" calcext:value-type="float">
            <text:p>0,0460318824517</text:p>
          </table:table-cell>
          <table:table-cell office:value-type="float" office:value="0.0458358225786" calcext:value-type="float">
            <text:p>0,0458358225786</text:p>
          </table:table-cell>
          <table:table-cell office:value-type="float" office:value="0.00813675231389" calcext:value-type="float">
            <text:p>0,00813675231389</text:p>
          </table:table-cell>
        </table:table-row>
        <table:table-row table:style-name="ro1">
          <table:table-cell office:value-type="float" office:value="0.050464043443" calcext:value-type="float">
            <text:p>0,050464043443</text:p>
          </table:table-cell>
          <table:table-cell office:value-type="float" office:value="0.0499769857821" calcext:value-type="float">
            <text:p>0,0499769857821</text:p>
          </table:table-cell>
          <table:table-cell office:value-type="float" office:value="0.00802553207278" calcext:value-type="float">
            <text:p>0,00802553207278</text:p>
          </table:table-cell>
        </table:table-row>
        <table:table-row table:style-name="ro1">
          <table:table-cell office:value-type="float" office:value="0.0470020196204" calcext:value-type="float">
            <text:p>0,0470020196204</text:p>
          </table:table-cell>
          <table:table-cell office:value-type="float" office:value="0.0473247033979" calcext:value-type="float">
            <text:p>0,0473247033979</text:p>
          </table:table-cell>
          <table:table-cell office:value-type="float" office:value="0.00833171510175" calcext:value-type="float">
            <text:p>0,00833171510175</text:p>
          </table:table-cell>
        </table:table-row>
        <table:table-row table:style-name="ro1">
          <table:table-cell office:value-type="float" office:value="0.0441304810143" calcext:value-type="float">
            <text:p>0,0441304810143</text:p>
          </table:table-cell>
          <table:table-cell office:value-type="float" office:value="0.0446123977023" calcext:value-type="float">
            <text:p>0,0446123977023</text:p>
          </table:table-cell>
          <table:table-cell office:value-type="float" office:value="0.00703303566933" calcext:value-type="float">
            <text:p>0,00703303566933</text:p>
          </table:table-cell>
        </table:table-row>
        <table:table-row table:style-name="ro1">
          <table:table-cell office:value-type="float" office:value="0.0572691208311" calcext:value-type="float">
            <text:p>0,0572691208311</text:p>
          </table:table-cell>
          <table:table-cell office:value-type="float" office:value="0.0570428163252" calcext:value-type="float">
            <text:p>0,0570428163252</text:p>
          </table:table-cell>
          <table:table-cell office:value-type="float" office:value="0.00665081598285" calcext:value-type="float">
            <text:p>0,00665081598285</text:p>
          </table:table-cell>
        </table:table-row>
        <table:table-row table:style-name="ro1">
          <table:table-cell office:value-type="float" office:value="0.0338484716729" calcext:value-type="float">
            <text:p>0,0338484716729</text:p>
          </table:table-cell>
          <table:table-cell office:value-type="float" office:value="0.034156232637" calcext:value-type="float">
            <text:p>0,034156232637</text:p>
          </table:table-cell>
          <table:table-cell office:value-type="float" office:value="0.00662140136843" calcext:value-type="float">
            <text:p>0,00662140136843</text:p>
          </table:table-cell>
        </table:table-row>
        <table:table-row table:style-name="ro1">
          <table:table-cell office:value-type="float" office:value="0.0630833001555" calcext:value-type="float">
            <text:p>0,0630833001555</text:p>
          </table:table-cell>
          <table:table-cell office:value-type="float" office:value="0.0620125979309" calcext:value-type="float">
            <text:p>0,0620125979309</text:p>
          </table:table-cell>
          <table:table-cell office:value-type="float" office:value="0.011735297331" calcext:value-type="float">
            <text:p>0,011735297331</text:p>
          </table:table-cell>
        </table:table-row>
        <table:table-row table:style-name="ro1">
          <table:table-cell office:value-type="float" office:value="0.0446750345439" calcext:value-type="float">
            <text:p>0,0446750345439</text:p>
          </table:table-cell>
          <table:table-cell office:value-type="float" office:value="0.0448408777148" calcext:value-type="float">
            <text:p>0,0448408777148</text:p>
          </table:table-cell>
          <table:table-cell office:value-type="float" office:value="0.00630533766525" calcext:value-type="float">
            <text:p>0,00630533766525</text:p>
          </table:table-cell>
        </table:table-row>
        <table:table-row table:style-name="ro1">
          <table:table-cell office:value-type="float" office:value="0.0332392695387" calcext:value-type="float">
            <text:p>0,0332392695387</text:p>
          </table:table-cell>
          <table:table-cell office:value-type="float" office:value="0.0330892102777" calcext:value-type="float">
            <text:p>0,0330892102777</text:p>
          </table:table-cell>
          <table:table-cell office:value-type="float" office:value="0.00803522099174" calcext:value-type="float">
            <text:p>0,00803522099174</text:p>
          </table:table-cell>
        </table:table-row>
        <table:table-row table:style-name="ro1">
          <table:table-cell office:value-type="float" office:value="0.0481851073812" calcext:value-type="float">
            <text:p>0,0481851073812</text:p>
          </table:table-cell>
          <table:table-cell office:value-type="float" office:value="0.04804014291" calcext:value-type="float">
            <text:p>0,04804014291</text:p>
          </table:table-cell>
          <table:table-cell office:value-type="float" office:value="0.00685016424981" calcext:value-type="float">
            <text:p>0,00685016424981</text:p>
          </table:table-cell>
        </table:table-row>
        <table:table-row table:style-name="ro1">
          <table:table-cell office:value-type="float" office:value="0.0540032882191" calcext:value-type="float">
            <text:p>0,0540032882191</text:p>
          </table:table-cell>
          <table:table-cell office:value-type="float" office:value="0.0534719677208" calcext:value-type="float">
            <text:p>0,0534719677208</text:p>
          </table:table-cell>
          <table:table-cell office:value-type="float" office:value="0.00845903508308" calcext:value-type="float">
            <text:p>0,00845903508308</text:p>
          </table:table-cell>
        </table:table-row>
        <table:table-row table:style-name="ro1">
          <table:table-cell office:value-type="float" office:value="0.0431940256203" calcext:value-type="float">
            <text:p>0,0431940256203</text:p>
          </table:table-cell>
          <table:table-cell office:value-type="float" office:value="0.0427956586875" calcext:value-type="float">
            <text:p>0,0427956586875</text:p>
          </table:table-cell>
          <table:table-cell office:value-type="float" office:value="0.00819485551981" calcext:value-type="float">
            <text:p>0,00819485551981</text:p>
          </table:table-cell>
        </table:table-row>
        <table:table-row table:style-name="ro1">
          <table:table-cell office:value-type="float" office:value="0.044571572128" calcext:value-type="float">
            <text:p>0,044571572128</text:p>
          </table:table-cell>
          <table:table-cell office:value-type="float" office:value="0.0451548696129" calcext:value-type="float">
            <text:p>0,0451548696129</text:p>
          </table:table-cell>
          <table:table-cell office:value-type="float" office:value="0.00845215723773" calcext:value-type="float">
            <text:p>0,00845215723773</text:p>
          </table:table-cell>
        </table:table-row>
        <table:table-row table:style-name="ro1">
          <table:table-cell office:value-type="float" office:value="0.0281941385078" calcext:value-type="float">
            <text:p>0,0281941385078</text:p>
          </table:table-cell>
          <table:table-cell office:value-type="float" office:value="0.0288478531929" calcext:value-type="float">
            <text:p>0,0288478531929</text:p>
          </table:table-cell>
          <table:table-cell office:value-type="float" office:value="0.00630662293953" calcext:value-type="float">
            <text:p>0,00630662293953</text:p>
          </table:table-cell>
        </table:table-row>
        <table:table-row table:style-name="ro1">
          <table:table-cell office:value-type="float" office:value="0.0430919366874" calcext:value-type="float">
            <text:p>0,0430919366874</text:p>
          </table:table-cell>
          <table:table-cell office:value-type="float" office:value="0.0428794139761" calcext:value-type="float">
            <text:p>0,0428794139761</text:p>
          </table:table-cell>
          <table:table-cell office:value-type="float" office:value="0.00658286739526" calcext:value-type="float">
            <text:p>0,00658286739526</text:p>
          </table:table-cell>
        </table:table-row>
        <table:table-row table:style-name="ro1">
          <table:table-cell office:value-type="float" office:value="0.0493881565989" calcext:value-type="float">
            <text:p>0,0493881565989</text:p>
          </table:table-cell>
          <table:table-cell office:value-type="float" office:value="0.0489153355716" calcext:value-type="float">
            <text:p>0,0489153355716</text:p>
          </table:table-cell>
          <table:table-cell office:value-type="float" office:value="0.0107545478556" calcext:value-type="float">
            <text:p>0,0107545478556</text:p>
          </table:table-cell>
        </table:table-row>
        <table:table-row table:style-name="ro1">
          <table:table-cell office:value-type="float" office:value="0.0255118895826" calcext:value-type="float">
            <text:p>0,0255118895826</text:p>
          </table:table-cell>
          <table:table-cell office:value-type="float" office:value="0.0265673474898" calcext:value-type="float">
            <text:p>0,0265673474898</text:p>
          </table:table-cell>
          <table:table-cell office:value-type="float" office:value="0.00634550655298" calcext:value-type="float">
            <text:p>0,00634550655298</text:p>
          </table:table-cell>
        </table:table-row>
        <table:table-row table:style-name="ro1">
          <table:table-cell office:value-type="float" office:value="0.0367131628772" calcext:value-type="float">
            <text:p>0,0367131628772</text:p>
          </table:table-cell>
          <table:table-cell office:value-type="float" office:value="0.0375443503826" calcext:value-type="float">
            <text:p>0,0375443503826</text:p>
          </table:table-cell>
          <table:table-cell office:value-type="float" office:value="0.00734563132309" calcext:value-type="float">
            <text:p>0,00734563132309</text:p>
          </table:table-cell>
        </table:table-row>
        <table:table-row table:style-name="ro1">
          <table:table-cell office:value-type="float" office:value="0.0449664750951" calcext:value-type="float">
            <text:p>0,0449664750951</text:p>
          </table:table-cell>
          <table:table-cell office:value-type="float" office:value="0.0453176856315" calcext:value-type="float">
            <text:p>0,0453176856315</text:p>
          </table:table-cell>
          <table:table-cell office:value-type="float" office:value="0.00608163683686" calcext:value-type="float">
            <text:p>0,00608163683686</text:p>
          </table:table-cell>
        </table:table-row>
        <table:table-row table:style-name="ro1">
          <table:table-cell office:value-type="float" office:value="0.0331862300637" calcext:value-type="float">
            <text:p>0,0331862300637</text:p>
          </table:table-cell>
          <table:table-cell office:value-type="float" office:value="0.034341908114" calcext:value-type="float">
            <text:p>0,034341908114</text:p>
          </table:table-cell>
          <table:table-cell office:value-type="float" office:value="0.00777617618718" calcext:value-type="float">
            <text:p>0,00777617618718</text:p>
          </table:table-cell>
        </table:table-row>
        <table:table-row table:style-name="ro1">
          <table:table-cell office:value-type="float" office:value="0.0612852624983" calcext:value-type="float">
            <text:p>0,0612852624983</text:p>
          </table:table-cell>
          <table:table-cell office:value-type="float" office:value="0.0602589021729" calcext:value-type="float">
            <text:p>0,0602589021729</text:p>
          </table:table-cell>
          <table:table-cell office:value-type="float" office:value="0.0106036172308" calcext:value-type="float">
            <text:p>0,0106036172308</text:p>
          </table:table-cell>
        </table:table-row>
        <table:table-row table:style-name="ro1">
          <table:table-cell office:value-type="float" office:value="0.0354480386783" calcext:value-type="float">
            <text:p>0,0354480386783</text:p>
          </table:table-cell>
          <table:table-cell office:value-type="float" office:value="0.0358556190692" calcext:value-type="float">
            <text:p>0,0358556190692</text:p>
          </table:table-cell>
          <table:table-cell office:value-type="float" office:value="0.00884103356624" calcext:value-type="float">
            <text:p>0,00884103356624</text:p>
          </table:table-cell>
        </table:table-row>
        <table:table-row table:style-name="ro1">
          <table:table-cell office:value-type="float" office:value="0.0430752514623" calcext:value-type="float">
            <text:p>0,0430752514623</text:p>
          </table:table-cell>
          <table:table-cell office:value-type="float" office:value="0.0437716053249" calcext:value-type="float">
            <text:p>0,0437716053249</text:p>
          </table:table-cell>
          <table:table-cell office:value-type="float" office:value="0.0049447010978" calcext:value-type="float">
            <text:p>0,0049447010978</text:p>
          </table:table-cell>
        </table:table-row>
        <table:table-row table:style-name="ro1">
          <table:table-cell office:value-type="float" office:value="0.0398218548171" calcext:value-type="float">
            <text:p>0,0398218548171</text:p>
          </table:table-cell>
          <table:table-cell office:value-type="float" office:value="0.0405390881195" calcext:value-type="float">
            <text:p>0,0405390881195</text:p>
          </table:table-cell>
          <table:table-cell office:value-type="float" office:value="0.00780688467195" calcext:value-type="float">
            <text:p>0,00780688467195</text:p>
          </table:table-cell>
        </table:table-row>
        <table:table-row table:style-name="ro1">
          <table:table-cell office:value-type="float" office:value="0.0317390309032" calcext:value-type="float">
            <text:p>0,0317390309032</text:p>
          </table:table-cell>
          <table:table-cell office:value-type="float" office:value="0.0325795772238" calcext:value-type="float">
            <text:p>0,0325795772238</text:p>
          </table:table-cell>
          <table:table-cell office:value-type="float" office:value="0.00615555021188" calcext:value-type="float">
            <text:p>0,00615555021188</text:p>
          </table:table-cell>
        </table:table-row>
        <table:table-row table:style-name="ro1">
          <table:table-cell office:value-type="float" office:value="0.0327102137373" calcext:value-type="float">
            <text:p>0,0327102137373</text:p>
          </table:table-cell>
          <table:table-cell office:value-type="float" office:value="0.0331471455827" calcext:value-type="float">
            <text:p>0,0331471455827</text:p>
          </table:table-cell>
          <table:table-cell office:value-type="float" office:value="0.00689199149781" calcext:value-type="float">
            <text:p>0,00689199149781</text:p>
          </table:table-cell>
        </table:table-row>
        <table:table-row table:style-name="ro1">
          <table:table-cell office:value-type="float" office:value="0.0507567156699" calcext:value-type="float">
            <text:p>0,0507567156699</text:p>
          </table:table-cell>
          <table:table-cell office:value-type="float" office:value="0.0507262111407" calcext:value-type="float">
            <text:p>0,0507262111407</text:p>
          </table:table-cell>
          <table:table-cell office:value-type="float" office:value="0.00848376481015" calcext:value-type="float">
            <text:p>0,00848376481015</text:p>
          </table:table-cell>
        </table:table-row>
        <table:table-row table:style-name="ro1">
          <table:table-cell office:value-type="float" office:value="0.0399473018284" calcext:value-type="float">
            <text:p>0,0399473018284</text:p>
          </table:table-cell>
          <table:table-cell office:value-type="float" office:value="0.0400412430567" calcext:value-type="float">
            <text:p>0,0400412430567</text:p>
          </table:table-cell>
          <table:table-cell office:value-type="float" office:value="0.00865886387946" calcext:value-type="float">
            <text:p>0,00865886387946</text:p>
          </table:table-cell>
        </table:table-row>
        <table:table-row table:style-name="ro1">
          <table:table-cell office:value-type="float" office:value="0.0672847775461" calcext:value-type="float">
            <text:p>0,0672847775461</text:p>
          </table:table-cell>
          <table:table-cell office:value-type="float" office:value="0.0669746743749" calcext:value-type="float">
            <text:p>0,0669746743749</text:p>
          </table:table-cell>
          <table:table-cell office:value-type="float" office:value="0.0069462113754" calcext:value-type="float">
            <text:p>0,00694621137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04408527878251" calcext:value-type="float">
            <text:p>0,044</text:p>
          </table:table-cell>
          <table:table-cell table:style-name="ce1" table:formula="of:=AVERAGE([.B2:.B31])" office:value-type="float" office:value="0.0441849901384067" calcext:value-type="float">
            <text:p>0,044</text:p>
          </table:table-cell>
          <table:table-cell table:style-name="ce1" table:formula="of:=AVERAGE([.C2:.C31])" office:value-type="float" office:value="0.00780197940810467" calcext:value-type="float">
            <text:p>0,008</text:p>
          </table:table-cell>
        </table:table-row>
      </table:table>
      <table:table table:name="vladislavleva-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147143613501" calcext:value-type="float">
            <text:p>0,147143613501</text:p>
          </table:table-cell>
          <table:table-cell office:value-type="float" office:value="0.14706645362" calcext:value-type="float">
            <text:p>0,14706645362</text:p>
          </table:table-cell>
          <table:table-cell office:value-type="float" office:value="0.00405855900952" calcext:value-type="float">
            <text:p>0,00405855900952</text:p>
          </table:table-cell>
        </table:table-row>
        <table:table-row table:style-name="ro1">
          <table:table-cell office:value-type="float" office:value="0.13612403167" calcext:value-type="float">
            <text:p>0,13612403167</text:p>
          </table:table-cell>
          <table:table-cell office:value-type="float" office:value="0.136570586764" calcext:value-type="float">
            <text:p>0,136570586764</text:p>
          </table:table-cell>
          <table:table-cell office:value-type="float" office:value="0.00431357122633" calcext:value-type="float">
            <text:p>0,00431357122633</text:p>
          </table:table-cell>
        </table:table-row>
        <table:table-row table:style-name="ro1">
          <table:table-cell table:number-columns-repeated="2" office:value-type="float" office:value="0.196118780909" calcext:value-type="float">
            <text:p>0,19611878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011230113" calcext:value-type="float">
            <text:p>0,196011230113</text:p>
          </table:table-cell>
          <table:table-cell office:value-type="float" office:value="0.195930843038" calcext:value-type="float">
            <text:p>0,195930843038</text:p>
          </table:table-cell>
          <table:table-cell office:value-type="float" office:value="0.000756781717225" calcext:value-type="float">
            <text:p>0,000756781717225</text:p>
          </table:table-cell>
        </table:table-row>
        <table:table-row table:style-name="ro1">
          <table:table-cell office:value-type="float" office:value="0.134674643785" calcext:value-type="float">
            <text:p>0,134674643785</text:p>
          </table:table-cell>
          <table:table-cell office:value-type="float" office:value="0.135032749781" calcext:value-type="float">
            <text:p>0,135032749781</text:p>
          </table:table-cell>
          <table:table-cell office:value-type="float" office:value="0.00490471878839" calcext:value-type="float">
            <text:p>0,00490471878839</text:p>
          </table:table-cell>
        </table:table-row>
        <table:table-row table:style-name="ro1">
          <table:table-cell office:value-type="float" office:value="0.128347888263" calcext:value-type="float">
            <text:p>0,128347888263</text:p>
          </table:table-cell>
          <table:table-cell office:value-type="float" office:value="0.127862906749" calcext:value-type="float">
            <text:p>0,127862906749</text:p>
          </table:table-cell>
          <table:table-cell office:value-type="float" office:value="0.00819321877308" calcext:value-type="float">
            <text:p>0,00819321877308</text:p>
          </table:table-cell>
        </table:table-row>
        <table:table-row table:style-name="ro1">
          <table:table-cell office:value-type="float" office:value="0.106884067154" calcext:value-type="float">
            <text:p>0,106884067154</text:p>
          </table:table-cell>
          <table:table-cell office:value-type="float" office:value="0.106824391249" calcext:value-type="float">
            <text:p>0,106824391249</text:p>
          </table:table-cell>
          <table:table-cell office:value-type="float" office:value="0.00827192359734" calcext:value-type="float">
            <text:p>0,00827192359734</text:p>
          </table:table-cell>
        </table:table-row>
        <table:table-row table:style-name="ro1">
          <table:table-cell office:value-type="float" office:value="0.196001024162" calcext:value-type="float">
            <text:p>0,196001024162</text:p>
          </table:table-cell>
          <table:table-cell office:value-type="float" office:value="0.195906651757" calcext:value-type="float">
            <text:p>0,195906651757</text:p>
          </table:table-cell>
          <table:table-cell office:value-type="float" office:value="0.000815788003452" calcext:value-type="float">
            <text:p>0,000815788003452</text:p>
          </table:table-cell>
        </table:table-row>
        <table:table-row table:style-name="ro1">
          <table:table-cell office:value-type="float" office:value="0.088681244977" calcext:value-type="float">
            <text:p>0,088681244977</text:p>
          </table:table-cell>
          <table:table-cell office:value-type="float" office:value="0.0873653574484" calcext:value-type="float">
            <text:p>0,0873653574484</text:p>
          </table:table-cell>
          <table:table-cell office:value-type="float" office:value="0.00951973683161" calcext:value-type="float">
            <text:p>0,00951973683161</text:p>
          </table:table-cell>
        </table:table-row>
        <table:table-row table:style-name="ro1">
          <table:table-cell office:value-type="float" office:value="0.145754545698" calcext:value-type="float">
            <text:p>0,145754545698</text:p>
          </table:table-cell>
          <table:table-cell office:value-type="float" office:value="0.145754623376" calcext:value-type="float">
            <text:p>0,145754623376</text:p>
          </table:table-cell>
          <table:table-cell office:value-type="float" office:value="0.00426090140873" calcext:value-type="float">
            <text:p>0,00426090140873</text:p>
          </table:table-cell>
        </table:table-row>
        <table:table-row table:style-name="ro1">
          <table:table-cell office:value-type="float" office:value="0.196000948959" calcext:value-type="float">
            <text:p>0,196000948959</text:p>
          </table:table-cell>
          <table:table-cell office:value-type="float" office:value="0.195914710711" calcext:value-type="float">
            <text:p>0,195914710711</text:p>
          </table:table-cell>
          <table:table-cell office:value-type="float" office:value="0.000815256891915" calcext:value-type="float">
            <text:p>0,000815256891915</text:p>
          </table:table-cell>
        </table:table-row>
        <table:table-row table:style-name="ro1">
          <table:table-cell office:value-type="float" office:value="0.0991618908658" calcext:value-type="float">
            <text:p>0,0991618908658</text:p>
          </table:table-cell>
          <table:table-cell office:value-type="float" office:value="0.0992199493581" calcext:value-type="float">
            <text:p>0,0992199493581</text:p>
          </table:table-cell>
          <table:table-cell office:value-type="float" office:value="0.00603777547459" calcext:value-type="float">
            <text:p>0,00603777547459</text:p>
          </table:table-cell>
        </table:table-row>
        <table:table-row table:style-name="ro1">
          <table:table-cell office:value-type="float" office:value="0.140719464072" calcext:value-type="float">
            <text:p>0,140719464072</text:p>
          </table:table-cell>
          <table:table-cell office:value-type="float" office:value="0.140872990476" calcext:value-type="float">
            <text:p>0,140872990476</text:p>
          </table:table-cell>
          <table:table-cell office:value-type="float" office:value="0.00436471985105" calcext:value-type="float">
            <text:p>0,00436471985105</text:p>
          </table:table-cell>
        </table:table-row>
        <table:table-row table:style-name="ro1">
          <table:table-cell office:value-type="float" office:value="0.138862477946" calcext:value-type="float">
            <text:p>0,138862477946</text:p>
          </table:table-cell>
          <table:table-cell office:value-type="float" office:value="0.13866379207" calcext:value-type="float">
            <text:p>0,13866379207</text:p>
          </table:table-cell>
          <table:table-cell office:value-type="float" office:value="0.00524762327864" calcext:value-type="float">
            <text:p>0,00524762327864</text:p>
          </table:table-cell>
        </table:table-row>
        <table:table-row table:style-name="ro1">
          <table:table-cell office:value-type="float" office:value="0.157010435387" calcext:value-type="float">
            <text:p>0,157010435387</text:p>
          </table:table-cell>
          <table:table-cell office:value-type="float" office:value="0.155957582325" calcext:value-type="float">
            <text:p>0,155957582325</text:p>
          </table:table-cell>
          <table:table-cell office:value-type="float" office:value="0.00561168050464" calcext:value-type="float">
            <text:p>0,00561168050464</text:p>
          </table:table-cell>
        </table:table-row>
        <table:table-row table:style-name="ro1">
          <table:table-cell office:value-type="float" office:value="0.196005876671" calcext:value-type="float">
            <text:p>0,196005876671</text:p>
          </table:table-cell>
          <table:table-cell office:value-type="float" office:value="0.195921784603" calcext:value-type="float">
            <text:p>0,195921784603</text:p>
          </table:table-cell>
          <table:table-cell office:value-type="float" office:value="0.000790793024821" calcext:value-type="float">
            <text:p>0,000790793024821</text:p>
          </table:table-cell>
        </table:table-row>
        <table:table-row table:style-name="ro1">
          <table:table-cell office:value-type="float" office:value="0.135249105406" calcext:value-type="float">
            <text:p>0,135249105406</text:p>
          </table:table-cell>
          <table:table-cell office:value-type="float" office:value="0.135269997856" calcext:value-type="float">
            <text:p>0,135269997856</text:p>
          </table:table-cell>
          <table:table-cell office:value-type="float" office:value="0.00493626666487" calcext:value-type="float">
            <text:p>0,00493626666487</text:p>
          </table:table-cell>
        </table:table-row>
        <table:table-row table:style-name="ro1">
          <table:table-cell office:value-type="float" office:value="0.153913311586" calcext:value-type="float">
            <text:p>0,153913311586</text:p>
          </table:table-cell>
          <table:table-cell office:value-type="float" office:value="0.153597750113" calcext:value-type="float">
            <text:p>0,153597750113</text:p>
          </table:table-cell>
          <table:table-cell office:value-type="float" office:value="0.00613917726888" calcext:value-type="float">
            <text:p>0,00613917726888</text:p>
          </table:table-cell>
        </table:table-row>
        <table:table-row table:style-name="ro1">
          <table:table-cell office:value-type="float" office:value="0.119328502327" calcext:value-type="float">
            <text:p>0,119328502327</text:p>
          </table:table-cell>
          <table:table-cell office:value-type="float" office:value="0.119959397577" calcext:value-type="float">
            <text:p>0,119959397577</text:p>
          </table:table-cell>
          <table:table-cell office:value-type="float" office:value="0.00498888803138" calcext:value-type="float">
            <text:p>0,00498888803138</text:p>
          </table:table-cell>
        </table:table-row>
        <table:table-row table:style-name="ro1">
          <table:table-cell office:value-type="float" office:value="0.127826180833" calcext:value-type="float">
            <text:p>0,127826180833</text:p>
          </table:table-cell>
          <table:table-cell office:value-type="float" office:value="0.127290038623" calcext:value-type="float">
            <text:p>0,127290038623</text:p>
          </table:table-cell>
          <table:table-cell office:value-type="float" office:value="0.00630587206307" calcext:value-type="float">
            <text:p>0,00630587206307</text:p>
          </table:table-cell>
        </table:table-row>
        <table:table-row table:style-name="ro1">
          <table:table-cell office:value-type="float" office:value="0.140596692393" calcext:value-type="float">
            <text:p>0,140596692393</text:p>
          </table:table-cell>
          <table:table-cell office:value-type="float" office:value="0.140202401566" calcext:value-type="float">
            <text:p>0,140202401566</text:p>
          </table:table-cell>
          <table:table-cell office:value-type="float" office:value="0.00578838044585" calcext:value-type="float">
            <text:p>0,00578838044585</text:p>
          </table:table-cell>
        </table:table-row>
        <table:table-row table:style-name="ro1">
          <table:table-cell office:value-type="float" office:value="0.131334051301" calcext:value-type="float">
            <text:p>0,131334051301</text:p>
          </table:table-cell>
          <table:table-cell office:value-type="float" office:value="0.132075891967" calcext:value-type="float">
            <text:p>0,132075891967</text:p>
          </table:table-cell>
          <table:table-cell office:value-type="float" office:value="0.00503813509786" calcext:value-type="float">
            <text:p>0,00503813509786</text:p>
          </table:table-cell>
        </table:table-row>
        <table:table-row table:style-name="ro1">
          <table:table-cell office:value-type="float" office:value="0.13027926137" calcext:value-type="float">
            <text:p>0,13027926137</text:p>
          </table:table-cell>
          <table:table-cell office:value-type="float" office:value="0.130066488305" calcext:value-type="float">
            <text:p>0,130066488305</text:p>
          </table:table-cell>
          <table:table-cell office:value-type="float" office:value="0.00428221522804" calcext:value-type="float">
            <text:p>0,00428221522804</text:p>
          </table:table-cell>
        </table:table-row>
        <table:table-row table:style-name="ro1">
          <table:table-cell office:value-type="float" office:value="0.161604146204" calcext:value-type="float">
            <text:p>0,161604146204</text:p>
          </table:table-cell>
          <table:table-cell office:value-type="float" office:value="0.161637300968" calcext:value-type="float">
            <text:p>0,161637300968</text:p>
          </table:table-cell>
          <table:table-cell office:value-type="float" office:value="0.00275734767172" calcext:value-type="float">
            <text:p>0,00275734767172</text:p>
          </table:table-cell>
        </table:table-row>
        <table:table-row table:style-name="ro1">
          <table:table-cell office:value-type="float" office:value="0.135263316588" calcext:value-type="float">
            <text:p>0,135263316588</text:p>
          </table:table-cell>
          <table:table-cell office:value-type="float" office:value="0.135348776508" calcext:value-type="float">
            <text:p>0,135348776508</text:p>
          </table:table-cell>
          <table:table-cell office:value-type="float" office:value="0.00434679779239" calcext:value-type="float">
            <text:p>0,00434679779239</text:p>
          </table:table-cell>
        </table:table-row>
        <table:table-row table:style-name="ro1">
          <table:table-cell office:value-type="float" office:value="0.137791737338" calcext:value-type="float">
            <text:p>0,137791737338</text:p>
          </table:table-cell>
          <table:table-cell office:value-type="float" office:value="0.13780349218" calcext:value-type="float">
            <text:p>0,13780349218</text:p>
          </table:table-cell>
          <table:table-cell office:value-type="float" office:value="0.00527499814968" calcext:value-type="float">
            <text:p>0,00527499814968</text:p>
          </table:table-cell>
        </table:table-row>
        <table:table-row table:style-name="ro1">
          <table:table-cell office:value-type="float" office:value="0.174617925575" calcext:value-type="float">
            <text:p>0,174617925575</text:p>
          </table:table-cell>
          <table:table-cell office:value-type="float" office:value="0.174712273312" calcext:value-type="float">
            <text:p>0,174712273312</text:p>
          </table:table-cell>
          <table:table-cell office:value-type="float" office:value="0.0030832857958" calcext:value-type="float">
            <text:p>0,0030832857958</text:p>
          </table:table-cell>
        </table:table-row>
        <table:table-row table:style-name="ro1">
          <table:table-cell office:value-type="float" office:value="0.152626703697" calcext:value-type="float">
            <text:p>0,152626703697</text:p>
          </table:table-cell>
          <table:table-cell office:value-type="float" office:value="0.152219976204" calcext:value-type="float">
            <text:p>0,152219976204</text:p>
          </table:table-cell>
          <table:table-cell office:value-type="float" office:value="0.00525967193035" calcext:value-type="float">
            <text:p>0,00525967193035</text:p>
          </table:table-cell>
        </table:table-row>
        <table:table-row table:style-name="ro1">
          <table:table-cell office:value-type="float" office:value="0.0792835427519" calcext:value-type="float">
            <text:p>0,0792835427519</text:p>
          </table:table-cell>
          <table:table-cell office:value-type="float" office:value="0.0792737129689" calcext:value-type="float">
            <text:p>0,0792737129689</text:p>
          </table:table-cell>
          <table:table-cell office:value-type="float" office:value="0.00787886477731" calcext:value-type="float">
            <text:p>0,00787886477731</text:p>
          </table:table-cell>
        </table:table-row>
        <table:table-row table:style-name="ro1">
          <table:table-cell office:value-type="float" office:value="0.13544239419" calcext:value-type="float">
            <text:p>0,13544239419</text:p>
          </table:table-cell>
          <table:table-cell office:value-type="float" office:value="0.13479823086" calcext:value-type="float">
            <text:p>0,13479823086</text:p>
          </table:table-cell>
          <table:table-cell office:value-type="float" office:value="0.00665900255136" calcext:value-type="float">
            <text:p>0,006659002551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143955301189757" calcext:value-type="float">
            <text:p>0,144</text:p>
          </table:table-cell>
          <table:table-cell table:style-name="ce1" table:formula="of:=AVERAGE([.B2:.B31])" office:value-type="float" office:value="0.143841329441413" calcext:value-type="float">
            <text:p>0,144</text:p>
          </table:table-cell>
          <table:table-cell table:style-name="ce1" table:formula="of:=AVERAGE([.C2:.C31])" office:value-type="float" office:value="0.0046900650616631" calcext:value-type="float">
            <text:p>0,005</text:p>
          </table:table-cell>
        </table:table-row>
      </table:table>
      <table:table table:name="vladislavleva-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439335309855" calcext:value-type="float">
            <text:p>0,439335309855</text:p>
          </table:table-cell>
          <table:table-cell office:value-type="float" office:value="0.439193971229" calcext:value-type="float">
            <text:p>0,439193971229</text:p>
          </table:table-cell>
          <table:table-cell office:value-type="float" office:value="0.0133883401143" calcext:value-type="float">
            <text:p>0,0133883401143</text:p>
          </table:table-cell>
        </table:table-row>
        <table:table-row table:style-name="ro1">
          <table:table-cell office:value-type="float" office:value="0.486603039961" calcext:value-type="float">
            <text:p>0,486603039961</text:p>
          </table:table-cell>
          <table:table-cell office:value-type="float" office:value="0.485370573862" calcext:value-type="float">
            <text:p>0,485370573862</text:p>
          </table:table-cell>
          <table:table-cell office:value-type="float" office:value="0.0139618920047" calcext:value-type="float">
            <text:p>0,0139618920047</text:p>
          </table:table-cell>
        </table:table-row>
        <table:table-row table:style-name="ro1">
          <table:table-cell office:value-type="float" office:value="0.431737468331" calcext:value-type="float">
            <text:p>0,431737468331</text:p>
          </table:table-cell>
          <table:table-cell office:value-type="float" office:value="0.43075557421" calcext:value-type="float">
            <text:p>0,43075557421</text:p>
          </table:table-cell>
          <table:table-cell office:value-type="float" office:value="0.0146109356811" calcext:value-type="float">
            <text:p>0,0146109356811</text:p>
          </table:table-cell>
        </table:table-row>
        <table:table-row table:style-name="ro1">
          <table:table-cell office:value-type="float" office:value="0.415210402284" calcext:value-type="float">
            <text:p>0,415210402284</text:p>
          </table:table-cell>
          <table:table-cell office:value-type="float" office:value="0.41464639799" calcext:value-type="float">
            <text:p>0,41464639799</text:p>
          </table:table-cell>
          <table:table-cell office:value-type="float" office:value="0.0155505115984" calcext:value-type="float">
            <text:p>0,0155505115984</text:p>
          </table:table-cell>
        </table:table-row>
        <table:table-row table:style-name="ro1">
          <table:table-cell office:value-type="float" office:value="0.445699981463" calcext:value-type="float">
            <text:p>0,445699981463</text:p>
          </table:table-cell>
          <table:table-cell office:value-type="float" office:value="0.444755407786" calcext:value-type="float">
            <text:p>0,444755407786</text:p>
          </table:table-cell>
          <table:table-cell office:value-type="float" office:value="0.0140605795494" calcext:value-type="float">
            <text:p>0,0140605795494</text:p>
          </table:table-cell>
        </table:table-row>
        <table:table-row table:style-name="ro1">
          <table:table-cell office:value-type="float" office:value="0.466287127603" calcext:value-type="float">
            <text:p>0,466287127603</text:p>
          </table:table-cell>
          <table:table-cell office:value-type="float" office:value="0.463833511467" calcext:value-type="float">
            <text:p>0,463833511467</text:p>
          </table:table-cell>
          <table:table-cell office:value-type="float" office:value="0.0192658116725" calcext:value-type="float">
            <text:p>0,0192658116725</text:p>
          </table:table-cell>
        </table:table-row>
        <table:table-row table:style-name="ro1">
          <table:table-cell office:value-type="float" office:value="0.484428434979" calcext:value-type="float">
            <text:p>0,484428434979</text:p>
          </table:table-cell>
          <table:table-cell office:value-type="float" office:value="0.481695417449" calcext:value-type="float">
            <text:p>0,481695417449</text:p>
          </table:table-cell>
          <table:table-cell office:value-type="float" office:value="0.0185144278969" calcext:value-type="float">
            <text:p>0,0185144278969</text:p>
          </table:table-cell>
        </table:table-row>
        <table:table-row table:style-name="ro1">
          <table:table-cell office:value-type="float" office:value="0.573044872387" calcext:value-type="float">
            <text:p>0,573044872387</text:p>
          </table:table-cell>
          <table:table-cell office:value-type="float" office:value="0.57297717227" calcext:value-type="float">
            <text:p>0,57297717227</text:p>
          </table:table-cell>
          <table:table-cell office:value-type="float" office:value="0.0025007938339" calcext:value-type="float">
            <text:p>0,0025007938339</text:p>
          </table:table-cell>
        </table:table-row>
        <table:table-row table:style-name="ro1">
          <table:table-cell office:value-type="float" office:value="0.573575960475" calcext:value-type="float">
            <text:p>0,573575960475</text:p>
          </table:table-cell>
          <table:table-cell office:value-type="float" office:value="0.573553916759" calcext:value-type="float">
            <text:p>0,573553916759</text:p>
          </table:table-cell>
          <table:table-cell office:value-type="float" office:value="0.000545670568568" calcext:value-type="float">
            <text:p>0,000545670568568</text:p>
          </table:table-cell>
        </table:table-row>
        <table:table-row table:style-name="ro1">
          <table:table-cell office:value-type="float" office:value="0.570874162781" calcext:value-type="float">
            <text:p>0,570874162781</text:p>
          </table:table-cell>
          <table:table-cell office:value-type="float" office:value="0.569827867837" calcext:value-type="float">
            <text:p>0,569827867837</text:p>
          </table:table-cell>
          <table:table-cell office:value-type="float" office:value="0.0107985338065" calcext:value-type="float">
            <text:p>0,0107985338065</text:p>
          </table:table-cell>
        </table:table-row>
        <table:table-row table:style-name="ro1">
          <table:table-cell office:value-type="float" office:value="0.570550950932" calcext:value-type="float">
            <text:p>0,570550950932</text:p>
          </table:table-cell>
          <table:table-cell office:value-type="float" office:value="0.568574074809" calcext:value-type="float">
            <text:p>0,568574074809</text:p>
          </table:table-cell>
          <table:table-cell office:value-type="float" office:value="0.0149899726255" calcext:value-type="float">
            <text:p>0,0149899726255</text:p>
          </table:table-cell>
        </table:table-row>
        <table:table-row table:style-name="ro1">
          <table:table-cell office:value-type="float" office:value="0.429544843829" calcext:value-type="float">
            <text:p>0,429544843829</text:p>
          </table:table-cell>
          <table:table-cell office:value-type="float" office:value="0.427255697028" calcext:value-type="float">
            <text:p>0,427255697028</text:p>
          </table:table-cell>
          <table:table-cell office:value-type="float" office:value="0.0174228090772" calcext:value-type="float">
            <text:p>0,0174228090772</text:p>
          </table:table-cell>
        </table:table-row>
        <table:table-row table:style-name="ro1">
          <table:table-cell office:value-type="float" office:value="0.436415417063" calcext:value-type="float">
            <text:p>0,436415417063</text:p>
          </table:table-cell>
          <table:table-cell office:value-type="float" office:value="0.43546753587" calcext:value-type="float">
            <text:p>0,43546753587</text:p>
          </table:table-cell>
          <table:table-cell office:value-type="float" office:value="0.016077657925" calcext:value-type="float">
            <text:p>0,016077657925</text:p>
          </table:table-cell>
        </table:table-row>
        <table:table-row table:style-name="ro1">
          <table:table-cell office:value-type="float" office:value="0.500306901683" calcext:value-type="float">
            <text:p>0,500306901683</text:p>
          </table:table-cell>
          <table:table-cell office:value-type="float" office:value="0.500401548343" calcext:value-type="float">
            <text:p>0,500401548343</text:p>
          </table:table-cell>
          <table:table-cell office:value-type="float" office:value="0.0105904301966" calcext:value-type="float">
            <text:p>0,0105904301966</text:p>
          </table:table-cell>
        </table:table-row>
        <table:table-row table:style-name="ro1">
          <table:table-cell office:value-type="float" office:value="0.570335242928" calcext:value-type="float">
            <text:p>0,570335242928</text:p>
          </table:table-cell>
          <table:table-cell office:value-type="float" office:value="0.568423316523" calcext:value-type="float">
            <text:p>0,568423316523</text:p>
          </table:table-cell>
          <table:table-cell office:value-type="float" office:value="0.0126427612324" calcext:value-type="float">
            <text:p>0,0126427612324</text:p>
          </table:table-cell>
        </table:table-row>
        <table:table-row table:style-name="ro1">
          <table:table-cell office:value-type="float" office:value="0.438970571617" calcext:value-type="float">
            <text:p>0,438970571617</text:p>
          </table:table-cell>
          <table:table-cell office:value-type="float" office:value="0.436146434131" calcext:value-type="float">
            <text:p>0,436146434131</text:p>
          </table:table-cell>
          <table:table-cell office:value-type="float" office:value="0.0232049232236" calcext:value-type="float">
            <text:p>0,0232049232236</text:p>
          </table:table-cell>
        </table:table-row>
        <table:table-row table:style-name="ro1">
          <table:table-cell office:value-type="float" office:value="0.497089073004" calcext:value-type="float">
            <text:p>0,497089073004</text:p>
          </table:table-cell>
          <table:table-cell office:value-type="float" office:value="0.49265188583" calcext:value-type="float">
            <text:p>0,49265188583</text:p>
          </table:table-cell>
          <table:table-cell office:value-type="float" office:value="0.0212108282821" calcext:value-type="float">
            <text:p>0,0212108282821</text:p>
          </table:table-cell>
        </table:table-row>
        <table:table-row table:style-name="ro1">
          <table:table-cell office:value-type="float" office:value="0.469128999753" calcext:value-type="float">
            <text:p>0,469128999753</text:p>
          </table:table-cell>
          <table:table-cell office:value-type="float" office:value="0.464665980278" calcext:value-type="float">
            <text:p>0,464665980278</text:p>
          </table:table-cell>
          <table:table-cell office:value-type="float" office:value="0.0203304557864" calcext:value-type="float">
            <text:p>0,0203304557864</text:p>
          </table:table-cell>
        </table:table-row>
        <table:table-row table:style-name="ro1">
          <table:table-cell office:value-type="float" office:value="0.572962547985" calcext:value-type="float">
            <text:p>0,572962547985</text:p>
          </table:table-cell>
          <table:table-cell office:value-type="float" office:value="0.572887663292" calcext:value-type="float">
            <text:p>0,572887663292</text:p>
          </table:table-cell>
          <table:table-cell office:value-type="float" office:value="0.00328101203083" calcext:value-type="float">
            <text:p>0,00328101203083</text:p>
          </table:table-cell>
        </table:table-row>
        <table:table-row table:style-name="ro1">
          <table:table-cell office:value-type="float" office:value="0.537472565232" calcext:value-type="float">
            <text:p>0,537472565232</text:p>
          </table:table-cell>
          <table:table-cell office:value-type="float" office:value="0.536107642469" calcext:value-type="float">
            <text:p>0,536107642469</text:p>
          </table:table-cell>
          <table:table-cell office:value-type="float" office:value="0.0125987982405" calcext:value-type="float">
            <text:p>0,0125987982405</text:p>
          </table:table-cell>
        </table:table-row>
        <table:table-row table:style-name="ro1">
          <table:table-cell office:value-type="float" office:value="0.506101118209" calcext:value-type="float">
            <text:p>0,506101118209</text:p>
          </table:table-cell>
          <table:table-cell office:value-type="float" office:value="0.505111568428" calcext:value-type="float">
            <text:p>0,505111568428</text:p>
          </table:table-cell>
          <table:table-cell office:value-type="float" office:value="0.0150425639591" calcext:value-type="float">
            <text:p>0,0150425639591</text:p>
          </table:table-cell>
        </table:table-row>
        <table:table-row table:style-name="ro1">
          <table:table-cell office:value-type="float" office:value="0.442399646518" calcext:value-type="float">
            <text:p>0,442399646518</text:p>
          </table:table-cell>
          <table:table-cell office:value-type="float" office:value="0.44165693579" calcext:value-type="float">
            <text:p>0,44165693579</text:p>
          </table:table-cell>
          <table:table-cell office:value-type="float" office:value="0.017142027506" calcext:value-type="float">
            <text:p>0,017142027506</text:p>
          </table:table-cell>
        </table:table-row>
        <table:table-row table:style-name="ro1">
          <table:table-cell office:value-type="float" office:value="0.4872725833" calcext:value-type="float">
            <text:p>0,4872725833</text:p>
          </table:table-cell>
          <table:table-cell office:value-type="float" office:value="0.486784736029" calcext:value-type="float">
            <text:p>0,486784736029</text:p>
          </table:table-cell>
          <table:table-cell office:value-type="float" office:value="0.0144053269591" calcext:value-type="float">
            <text:p>0,0144053269591</text:p>
          </table:table-cell>
        </table:table-row>
        <table:table-row table:style-name="ro1">
          <table:table-cell office:value-type="float" office:value="0.570649746433" calcext:value-type="float">
            <text:p>0,570649746433</text:p>
          </table:table-cell>
          <table:table-cell office:value-type="float" office:value="0.569139068407" calcext:value-type="float">
            <text:p>0,569139068407</text:p>
          </table:table-cell>
          <table:table-cell office:value-type="float" office:value="0.0111829925495" calcext:value-type="float">
            <text:p>0,0111829925495</text:p>
          </table:table-cell>
        </table:table-row>
        <table:table-row table:style-name="ro1">
          <table:table-cell office:value-type="float" office:value="0.573105453018" calcext:value-type="float">
            <text:p>0,573105453018</text:p>
          </table:table-cell>
          <table:table-cell office:value-type="float" office:value="0.572779916559" calcext:value-type="float">
            <text:p>0,572779916559</text:p>
          </table:table-cell>
          <table:table-cell office:value-type="float" office:value="0.00671529171365" calcext:value-type="float">
            <text:p>0,00671529171365</text:p>
          </table:table-cell>
        </table:table-row>
        <table:table-row table:style-name="ro1">
          <table:table-cell office:value-type="float" office:value="0.568686170109" calcext:value-type="float">
            <text:p>0,568686170109</text:p>
          </table:table-cell>
          <table:table-cell office:value-type="float" office:value="0.56533266087" calcext:value-type="float">
            <text:p>0,56533266087</text:p>
          </table:table-cell>
          <table:table-cell office:value-type="float" office:value="0.0193812411359" calcext:value-type="float">
            <text:p>0,0193812411359</text:p>
          </table:table-cell>
        </table:table-row>
        <table:table-row table:style-name="ro1">
          <table:table-cell office:value-type="float" office:value="0.432358094068" calcext:value-type="float">
            <text:p>0,432358094068</text:p>
          </table:table-cell>
          <table:table-cell office:value-type="float" office:value="0.431495071993" calcext:value-type="float">
            <text:p>0,431495071993</text:p>
          </table:table-cell>
          <table:table-cell office:value-type="float" office:value="0.0154220815701" calcext:value-type="float">
            <text:p>0,0154220815701</text:p>
          </table:table-cell>
        </table:table-row>
        <table:table-row table:style-name="ro1">
          <table:table-cell office:value-type="float" office:value="0.52296403436" calcext:value-type="float">
            <text:p>0,52296403436</text:p>
          </table:table-cell>
          <table:table-cell office:value-type="float" office:value="0.522943675164" calcext:value-type="float">
            <text:p>0,522943675164</text:p>
          </table:table-cell>
          <table:table-cell office:value-type="float" office:value="0.00814075832161" calcext:value-type="float">
            <text:p>0,00814075832161</text:p>
          </table:table-cell>
        </table:table-row>
        <table:table-row table:style-name="ro1">
          <table:table-cell office:value-type="float" office:value="0.386458068504" calcext:value-type="float">
            <text:p>0,386458068504</text:p>
          </table:table-cell>
          <table:table-cell office:value-type="float" office:value="0.38541100262" calcext:value-type="float">
            <text:p>0,38541100262</text:p>
          </table:table-cell>
          <table:table-cell office:value-type="float" office:value="0.0178497596955" calcext:value-type="float">
            <text:p>0,0178497596955</text:p>
          </table:table-cell>
        </table:table-row>
        <table:table-row table:style-name="ro1">
          <table:table-cell office:value-type="float" office:value="0.478535408226" calcext:value-type="float">
            <text:p>0,478535408226</text:p>
          </table:table-cell>
          <table:table-cell office:value-type="float" office:value="0.477292907992" calcext:value-type="float">
            <text:p>0,477292907992</text:p>
          </table:table-cell>
          <table:table-cell office:value-type="float" office:value="0.0206619712487" calcext:value-type="float">
            <text:p>0,02066197124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495936806563" calcext:value-type="float">
            <text:p>0,496</text:p>
          </table:table-cell>
          <table:table-cell table:style-name="ce1" table:formula="of:=AVERAGE([.B2:.B31])" office:value-type="float" office:value="0.4945713044428" calcext:value-type="float">
            <text:p>0,495</text:p>
          </table:table-cell>
          <table:table-cell table:style-name="ce1" table:formula="of:=AVERAGE([.C2:.C31])" office:value-type="float" office:value="0.0140497053335186" calcext:value-type="float">
            <text:p>0,014</text:p>
          </table:table-cell>
        </table:table-row>
      </table:table>
      <table:table table:name="vladislavleva-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table:number-columns-repeated="2" office:value-type="float" office:value="0.116616511104" calcext:value-type="float">
            <text:p>0,116616511104</text:p>
          </table:table-cell>
          <table:table-cell office:value-type="float" office:value="1.15112318716E-016" calcext:value-type="float">
            <text:p>1,15112318716E-16</text:p>
          </table:table-cell>
        </table:table-row>
        <table:table-row table:style-name="ro1">
          <table:table-cell table:number-columns-repeated="2" office:value-type="float" office:value="0.145700683226" calcext:value-type="float">
            <text:p>0,145700683226</text:p>
          </table:table-cell>
          <table:table-cell office:value-type="float" office:value="7.56773386482E-017" calcext:value-type="float">
            <text:p>7,56773386482E-17</text:p>
          </table:table-cell>
        </table:table-row>
        <table:table-row table:style-name="ro1">
          <table:table-cell table:number-columns-repeated="2" office:value-type="float" office:value="0.116797553655" calcext:value-type="float">
            <text:p>0,116797553655</text:p>
          </table:table-cell>
          <table:table-cell office:value-type="float" office:value="1.19703089422E-016" calcext:value-type="float">
            <text:p>1,19703089422E-16</text:p>
          </table:table-cell>
        </table:table-row>
        <table:table-row table:style-name="ro1">
          <table:table-cell table:number-columns-repeated="2" office:value-type="float" office:value="0.100570816097" calcext:value-type="float">
            <text:p>0,100570816097</text:p>
          </table:table-cell>
          <table:table-cell office:value-type="float" office:value="1.05251864425E-016" calcext:value-type="float">
            <text:p>1,05251864425E-16</text:p>
          </table:table-cell>
        </table:table-row>
        <table:table-row table:style-name="ro1">
          <table:table-cell table:number-columns-repeated="2" office:value-type="float" office:value="0.120182241691" calcext:value-type="float">
            <text:p>0,120182241691</text:p>
          </table:table-cell>
          <table:table-cell office:value-type="float" office:value="9.20518455338E-017" calcext:value-type="float">
            <text:p>9,20518455338E-17</text:p>
          </table:table-cell>
        </table:table-row>
        <table:table-row table:style-name="ro1">
          <table:table-cell table:number-columns-repeated="2" office:value-type="float" office:value="0.114106680806" calcext:value-type="float">
            <text:p>0,114106680806</text:p>
          </table:table-cell>
          <table:table-cell office:value-type="float" office:value="9.75906611559E-017" calcext:value-type="float">
            <text:p>9,75906611559E-17</text:p>
          </table:table-cell>
        </table:table-row>
        <table:table-row table:style-name="ro1">
          <table:table-cell table:number-columns-repeated="2" office:value-type="float" office:value="0.136690807141" calcext:value-type="float">
            <text:p>0,136690807141</text:p>
          </table:table-cell>
          <table:table-cell office:value-type="float" office:value="7.76911440985E-017" calcext:value-type="float">
            <text:p>7,76911440985E-17</text:p>
          </table:table-cell>
        </table:table-row>
        <table:table-row table:style-name="ro1">
          <table:table-cell table:number-columns-repeated="2" office:value-type="float" office:value="0.145987871296" calcext:value-type="float">
            <text:p>0,145987871296</text:p>
          </table:table-cell>
          <table:table-cell office:value-type="float" office:value="1.42941988464E-016" calcext:value-type="float">
            <text:p>1,42941988464E-16</text:p>
          </table:table-cell>
        </table:table-row>
        <table:table-row table:style-name="ro1">
          <table:table-cell table:number-columns-repeated="2" office:value-type="float" office:value="0.123667224082" calcext:value-type="float">
            <text:p>0,123667224082</text:p>
          </table:table-cell>
          <table:table-cell office:value-type="float" office:value="9.29503240817E-017" calcext:value-type="float">
            <text:p>9,29503240817E-17</text:p>
          </table:table-cell>
        </table:table-row>
        <table:table-row table:style-name="ro1">
          <table:table-cell table:number-columns-repeated="2" office:value-type="float" office:value="0.132107811381" calcext:value-type="float">
            <text:p>0,132107811381</text:p>
          </table:table-cell>
          <table:table-cell office:value-type="float" office:value="8.10113056393E-017" calcext:value-type="float">
            <text:p>8,10113056393E-17</text:p>
          </table:table-cell>
        </table:table-row>
        <table:table-row table:style-name="ro1">
          <table:table-cell table:number-columns-repeated="2" office:value-type="float" office:value="0.141223643818" calcext:value-type="float">
            <text:p>0,141223643818</text:p>
          </table:table-cell>
          <table:table-cell office:value-type="float" office:value="7.98637864382E-017" calcext:value-type="float">
            <text:p>7,98637864382E-17</text:p>
          </table:table-cell>
        </table:table-row>
        <table:table-row table:style-name="ro1">
          <table:table-cell table:number-columns-repeated="2" office:value-type="float" office:value="0.130962258708" calcext:value-type="float">
            <text:p>0,130962258708</text:p>
          </table:table-cell>
          <table:table-cell office:value-type="float" office:value="1.03881976185E-016" calcext:value-type="float">
            <text:p>1,03881976185E-16</text:p>
          </table:table-cell>
        </table:table-row>
        <table:table-row table:style-name="ro1">
          <table:table-cell table:number-columns-repeated="2" office:value-type="float" office:value="0.118324515233" calcext:value-type="float">
            <text:p>0,118324515233</text:p>
          </table:table-cell>
          <table:table-cell office:value-type="float" office:value="9.61143984803E-017" calcext:value-type="float">
            <text:p>9,61143984803E-17</text:p>
          </table:table-cell>
        </table:table-row>
        <table:table-row table:style-name="ro1">
          <table:table-cell table:number-columns-repeated="2" office:value-type="float" office:value="0.132349942263" calcext:value-type="float">
            <text:p>0,132349942263</text:p>
          </table:table-cell>
          <table:table-cell office:value-type="float" office:value="8.27297743147E-017" calcext:value-type="float">
            <text:p>8,27297743147E-17</text:p>
          </table:table-cell>
        </table:table-row>
        <table:table-row table:style-name="ro1">
          <table:table-cell table:number-columns-repeated="2" office:value-type="float" office:value="0.130245933322" calcext:value-type="float">
            <text:p>0,130245933322</text:p>
          </table:table-cell>
          <table:table-cell office:value-type="float" office:value="7.79377080634E-017" calcext:value-type="float">
            <text:p>7,79377080634E-17</text:p>
          </table:table-cell>
        </table:table-row>
        <table:table-row table:style-name="ro1">
          <table:table-cell table:number-columns-repeated="2" office:value-type="float" office:value="0.130533238152" calcext:value-type="float">
            <text:p>0,130533238152</text:p>
          </table:table-cell>
          <table:table-cell office:value-type="float" office:value="8.14210304738E-017" calcext:value-type="float">
            <text:p>8,14210304738E-17</text:p>
          </table:table-cell>
        </table:table-row>
        <table:table-row table:style-name="ro1">
          <table:table-cell table:number-columns-repeated="2" office:value-type="float" office:value="0.125757040361" calcext:value-type="float">
            <text:p>0,125757040361</text:p>
          </table:table-cell>
          <table:table-cell office:value-type="float" office:value="8.48398038237E-017" calcext:value-type="float">
            <text:p>8,48398038237E-17</text:p>
          </table:table-cell>
        </table:table-row>
        <table:table-row table:style-name="ro1">
          <table:table-cell table:number-columns-repeated="2" office:value-type="float" office:value="0.131637742337" calcext:value-type="float">
            <text:p>0,131637742337</text:p>
          </table:table-cell>
          <table:table-cell office:value-type="float" office:value="7.80192794864E-017" calcext:value-type="float">
            <text:p>7,80192794864E-17</text:p>
          </table:table-cell>
        </table:table-row>
        <table:table-row table:style-name="ro1">
          <table:table-cell table:number-columns-repeated="2" office:value-type="float" office:value="0.136607691385" calcext:value-type="float">
            <text:p>0,136607691385</text:p>
          </table:table-cell>
          <table:table-cell office:value-type="float" office:value="5.75148879826E-017" calcext:value-type="float">
            <text:p>5,75148879826E-17</text:p>
          </table:table-cell>
        </table:table-row>
        <table:table-row table:style-name="ro1">
          <table:table-cell table:number-columns-repeated="2" office:value-type="float" office:value="0.115948736707" calcext:value-type="float">
            <text:p>0,115948736707</text:p>
          </table:table-cell>
          <table:table-cell office:value-type="float" office:value="1.00398951181E-016" calcext:value-type="float">
            <text:p>1,00398951181E-16</text:p>
          </table:table-cell>
        </table:table-row>
        <table:table-row table:style-name="ro1">
          <table:table-cell table:number-columns-repeated="2" office:value-type="float" office:value="0.132539068337" calcext:value-type="float">
            <text:p>0,132539068337</text:p>
          </table:table-cell>
          <table:table-cell office:value-type="float" office:value="1.00513408452E-016" calcext:value-type="float">
            <text:p>1,00513408452E-16</text:p>
          </table:table-cell>
        </table:table-row>
        <table:table-row table:style-name="ro1">
          <table:table-cell table:number-columns-repeated="2" office:value-type="float" office:value="0.141439750634" calcext:value-type="float">
            <text:p>0,141439750634</text:p>
          </table:table-cell>
          <table:table-cell office:value-type="float" office:value="6.2539146983E-017" calcext:value-type="float">
            <text:p>6,2539146983E-17</text:p>
          </table:table-cell>
        </table:table-row>
        <table:table-row table:style-name="ro1">
          <table:table-cell table:number-columns-repeated="2" office:value-type="float" office:value="0.115881641431" calcext:value-type="float">
            <text:p>0,115881641431</text:p>
          </table:table-cell>
          <table:table-cell office:value-type="float" office:value="1.23303002072E-016" calcext:value-type="float">
            <text:p>1,23303002072E-16</text:p>
          </table:table-cell>
        </table:table-row>
        <table:table-row table:style-name="ro1">
          <table:table-cell table:number-columns-repeated="2" office:value-type="float" office:value="0.134011024751" calcext:value-type="float">
            <text:p>0,134011024751</text:p>
          </table:table-cell>
          <table:table-cell office:value-type="float" office:value="9.41454136449E-017" calcext:value-type="float">
            <text:p>9,41454136449E-17</text:p>
          </table:table-cell>
        </table:table-row>
        <table:table-row table:style-name="ro1">
          <table:table-cell table:number-columns-repeated="2" office:value-type="float" office:value="0.127213481819" calcext:value-type="float">
            <text:p>0,127213481819</text:p>
          </table:table-cell>
          <table:table-cell office:value-type="float" office:value="1.0619827994E-016" calcext:value-type="float">
            <text:p>1,0619827994E-16</text:p>
          </table:table-cell>
        </table:table-row>
        <table:table-row table:style-name="ro1">
          <table:table-cell table:number-columns-repeated="2" office:value-type="float" office:value="0.120682226191" calcext:value-type="float">
            <text:p>0,120682226191</text:p>
          </table:table-cell>
          <table:table-cell office:value-type="float" office:value="9.28645797586E-017" calcext:value-type="float">
            <text:p>9,28645797586E-17</text:p>
          </table:table-cell>
        </table:table-row>
        <table:table-row table:style-name="ro1">
          <table:table-cell table:number-columns-repeated="2" office:value-type="float" office:value="0.122923371952" calcext:value-type="float">
            <text:p>0,122923371952</text:p>
          </table:table-cell>
          <table:table-cell office:value-type="float" office:value="8.22662963639E-017" calcext:value-type="float">
            <text:p>8,22662963639E-17</text:p>
          </table:table-cell>
        </table:table-row>
        <table:table-row table:style-name="ro1">
          <table:table-cell table:number-columns-repeated="2" office:value-type="float" office:value="0.140050403924" calcext:value-type="float">
            <text:p>0,140050403924</text:p>
          </table:table-cell>
          <table:table-cell office:value-type="float" office:value="5.84964504358E-017" calcext:value-type="float">
            <text:p>5,84964504358E-17</text:p>
          </table:table-cell>
        </table:table-row>
        <table:table-row table:style-name="ro1">
          <table:table-cell table:number-columns-repeated="2" office:value-type="float" office:value="0.126710976942" calcext:value-type="float">
            <text:p>0,126710976942</text:p>
          </table:table-cell>
          <table:table-cell office:value-type="float" office:value="8.75340257487E-017" calcext:value-type="float">
            <text:p>8,75340257487E-17</text:p>
          </table:table-cell>
        </table:table-row>
        <table:table-row table:style-name="ro1">
          <table:table-cell table:number-columns-repeated="2" office:value-type="float" office:value="0.132418713204" calcext:value-type="float">
            <text:p>0,132418713204</text:p>
          </table:table-cell>
          <table:table-cell office:value-type="float" office:value="7.62277787503E-017" calcext:value-type="float">
            <text:p>7,62277787503E-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127996320065" calcext:value-type="float">
            <text:p>0,128</text:p>
          </table:table-cell>
          <table:table-cell table:style-name="ce1" table:formula="of:=AVERAGE([.B2:.B31])" office:value-type="float" office:value="0.127996320065" calcext:value-type="float">
            <text:p>0,128</text:p>
          </table:table-cell>
          <table:table-cell table:style-name="ce1" table:formula="of:=AVERAGE([.C2:.C31])" office:value-type="float" office:value="9.08930619587567E-017" calcext:value-type="float">
            <text:p>0,000</text:p>
          </table:table-cell>
        </table:table-row>
      </table:table>
      <table:table table:name="vladislavleva-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0249207811069" calcext:value-type="float">
            <text:p>0,0249207811069</text:p>
          </table:table-cell>
          <table:table-cell office:value-type="float" office:value="0.0283279309692" calcext:value-type="float">
            <text:p>0,0283279309692</text:p>
          </table:table-cell>
          <table:table-cell office:value-type="float" office:value="0.00927592759409" calcext:value-type="float">
            <text:p>0,00927592759409</text:p>
          </table:table-cell>
        </table:table-row>
        <table:table-row table:style-name="ro1">
          <table:table-cell office:value-type="float" office:value="0.0772599349966" calcext:value-type="float">
            <text:p>0,0772599349966</text:p>
          </table:table-cell>
          <table:table-cell office:value-type="float" office:value="0.0786862459592" calcext:value-type="float">
            <text:p>0,0786862459592</text:p>
          </table:table-cell>
          <table:table-cell office:value-type="float" office:value="0.00920777327104" calcext:value-type="float">
            <text:p>0,00920777327104</text:p>
          </table:table-cell>
        </table:table-row>
        <table:table-row table:style-name="ro1">
          <table:table-cell office:value-type="float" office:value="0.015880977255" calcext:value-type="float">
            <text:p>0,015880977255</text:p>
          </table:table-cell>
          <table:table-cell office:value-type="float" office:value="0.0198620703895" calcext:value-type="float">
            <text:p>0,0198620703895</text:p>
          </table:table-cell>
          <table:table-cell office:value-type="float" office:value="0.00995088273789" calcext:value-type="float">
            <text:p>0,00995088273789</text:p>
          </table:table-cell>
        </table:table-row>
        <table:table-row table:style-name="ro1">
          <table:table-cell office:value-type="float" office:value="0.105028361206" calcext:value-type="float">
            <text:p>0,105028361206</text:p>
          </table:table-cell>
          <table:table-cell office:value-type="float" office:value="0.10566954878" calcext:value-type="float">
            <text:p>0,10566954878</text:p>
          </table:table-cell>
          <table:table-cell office:value-type="float" office:value="0.00795186968723" calcext:value-type="float">
            <text:p>0,00795186968723</text:p>
          </table:table-cell>
        </table:table-row>
        <table:table-row table:style-name="ro1">
          <table:table-cell office:value-type="float" office:value="0.0795459587525" calcext:value-type="float">
            <text:p>0,0795459587525</text:p>
          </table:table-cell>
          <table:table-cell office:value-type="float" office:value="0.0806827602244" calcext:value-type="float">
            <text:p>0,0806827602244</text:p>
          </table:table-cell>
          <table:table-cell office:value-type="float" office:value="0.00762015130565" calcext:value-type="float">
            <text:p>0,00762015130565</text:p>
          </table:table-cell>
        </table:table-row>
        <table:table-row table:style-name="ro1">
          <table:table-cell office:value-type="float" office:value="0.260552975558" calcext:value-type="float">
            <text:p>0,260552975558</text:p>
          </table:table-cell>
          <table:table-cell office:value-type="float" office:value="0.261792849745" calcext:value-type="float">
            <text:p>0,261792849745</text:p>
          </table:table-cell>
          <table:table-cell office:value-type="float" office:value="0.00583770673274" calcext:value-type="float">
            <text:p>0,00583770673274</text:p>
          </table:table-cell>
        </table:table-row>
        <table:table-row table:style-name="ro1">
          <table:table-cell office:value-type="float" office:value="0.0721802363991" calcext:value-type="float">
            <text:p>0,0721802363991</text:p>
          </table:table-cell>
          <table:table-cell office:value-type="float" office:value="0.0734180347549" calcext:value-type="float">
            <text:p>0,0734180347549</text:p>
          </table:table-cell>
          <table:table-cell office:value-type="float" office:value="0.0082982393084" calcext:value-type="float">
            <text:p>0,0082982393084</text:p>
          </table:table-cell>
        </table:table-row>
        <table:table-row table:style-name="ro1">
          <table:table-cell office:value-type="float" office:value="0.096008940628" calcext:value-type="float">
            <text:p>0,096008940628</text:p>
          </table:table-cell>
          <table:table-cell office:value-type="float" office:value="0.0970433934754" calcext:value-type="float">
            <text:p>0,0970433934754</text:p>
          </table:table-cell>
          <table:table-cell office:value-type="float" office:value="0.00827620890187" calcext:value-type="float">
            <text:p>0,00827620890187</text:p>
          </table:table-cell>
        </table:table-row>
        <table:table-row table:style-name="ro1">
          <table:table-cell office:value-type="float" office:value="0.073533275116" calcext:value-type="float">
            <text:p>0,073533275116</text:p>
          </table:table-cell>
          <table:table-cell office:value-type="float" office:value="0.0751006794866" calcext:value-type="float">
            <text:p>0,0751006794866</text:p>
          </table:table-cell>
          <table:table-cell office:value-type="float" office:value="0.00826648987692" calcext:value-type="float">
            <text:p>0,00826648987692</text:p>
          </table:table-cell>
        </table:table-row>
        <table:table-row table:style-name="ro1">
          <table:table-cell office:value-type="float" office:value="0.0828844943442" calcext:value-type="float">
            <text:p>0,0828844943442</text:p>
          </table:table-cell>
          <table:table-cell office:value-type="float" office:value="0.0845690033645" calcext:value-type="float">
            <text:p>0,0845690033645</text:p>
          </table:table-cell>
          <table:table-cell office:value-type="float" office:value="0.00800649591831" calcext:value-type="float">
            <text:p>0,00800649591831</text:p>
          </table:table-cell>
        </table:table-row>
        <table:table-row table:style-name="ro1">
          <table:table-cell office:value-type="float" office:value="0.0323480542765" calcext:value-type="float">
            <text:p>0,0323480542765</text:p>
          </table:table-cell>
          <table:table-cell office:value-type="float" office:value="0.0352221503469" calcext:value-type="float">
            <text:p>0,0352221503469</text:p>
          </table:table-cell>
          <table:table-cell office:value-type="float" office:value="0.00906667743588" calcext:value-type="float">
            <text:p>0,00906667743588</text:p>
          </table:table-cell>
        </table:table-row>
        <table:table-row table:style-name="ro1">
          <table:table-cell office:value-type="float" office:value="0.0981627920088" calcext:value-type="float">
            <text:p>0,0981627920088</text:p>
          </table:table-cell>
          <table:table-cell office:value-type="float" office:value="0.0989330539714" calcext:value-type="float">
            <text:p>0,0989330539714</text:p>
          </table:table-cell>
          <table:table-cell office:value-type="float" office:value="0.00807534392911" calcext:value-type="float">
            <text:p>0,00807534392911</text:p>
          </table:table-cell>
        </table:table-row>
        <table:table-row table:style-name="ro1">
          <table:table-cell office:value-type="float" office:value="0.0963451247462" calcext:value-type="float">
            <text:p>0,0963451247462</text:p>
          </table:table-cell>
          <table:table-cell office:value-type="float" office:value="0.0980273645652" calcext:value-type="float">
            <text:p>0,0980273645652</text:p>
          </table:table-cell>
          <table:table-cell office:value-type="float" office:value="0.00715856245849" calcext:value-type="float">
            <text:p>0,00715856245849</text:p>
          </table:table-cell>
        </table:table-row>
        <table:table-row table:style-name="ro1">
          <table:table-cell office:value-type="float" office:value="0.0457954544958" calcext:value-type="float">
            <text:p>0,0457954544958</text:p>
          </table:table-cell>
          <table:table-cell office:value-type="float" office:value="0.0476932493237" calcext:value-type="float">
            <text:p>0,0476932493237</text:p>
          </table:table-cell>
          <table:table-cell office:value-type="float" office:value="0.0103006537577" calcext:value-type="float">
            <text:p>0,0103006537577</text:p>
          </table:table-cell>
        </table:table-row>
        <table:table-row table:style-name="ro1">
          <table:table-cell office:value-type="float" office:value="0.0719560240863" calcext:value-type="float">
            <text:p>0,0719560240863</text:p>
          </table:table-cell>
          <table:table-cell office:value-type="float" office:value="0.0740355403037" calcext:value-type="float">
            <text:p>0,0740355403037</text:p>
          </table:table-cell>
          <table:table-cell office:value-type="float" office:value="0.00845625190181" calcext:value-type="float">
            <text:p>0,00845625190181</text:p>
          </table:table-cell>
        </table:table-row>
        <table:table-row table:style-name="ro1">
          <table:table-cell office:value-type="float" office:value="0.0282682653636" calcext:value-type="float">
            <text:p>0,0282682653636</text:p>
          </table:table-cell>
          <table:table-cell office:value-type="float" office:value="0.0318422513152" calcext:value-type="float">
            <text:p>0,0318422513152</text:p>
          </table:table-cell>
          <table:table-cell office:value-type="float" office:value="0.00895579988761" calcext:value-type="float">
            <text:p>0,00895579988761</text:p>
          </table:table-cell>
        </table:table-row>
        <table:table-row table:style-name="ro1">
          <table:table-cell office:value-type="float" office:value="0.111154282987" calcext:value-type="float">
            <text:p>0,111154282987</text:p>
          </table:table-cell>
          <table:table-cell office:value-type="float" office:value="0.111666927968" calcext:value-type="float">
            <text:p>0,111666927968</text:p>
          </table:table-cell>
          <table:table-cell office:value-type="float" office:value="0.00801905893365" calcext:value-type="float">
            <text:p>0,00801905893365</text:p>
          </table:table-cell>
        </table:table-row>
        <table:table-row table:style-name="ro1">
          <table:table-cell office:value-type="float" office:value="0.0816804765806" calcext:value-type="float">
            <text:p>0,0816804765806</text:p>
          </table:table-cell>
          <table:table-cell office:value-type="float" office:value="0.0833326343562" calcext:value-type="float">
            <text:p>0,0833326343562</text:p>
          </table:table-cell>
          <table:table-cell office:value-type="float" office:value="0.00791009853213" calcext:value-type="float">
            <text:p>0,00791009853213</text:p>
          </table:table-cell>
        </table:table-row>
        <table:table-row table:style-name="ro1">
          <table:table-cell office:value-type="float" office:value="0.173560748184" calcext:value-type="float">
            <text:p>0,173560748184</text:p>
          </table:table-cell>
          <table:table-cell office:value-type="float" office:value="0.174052619332" calcext:value-type="float">
            <text:p>0,174052619332</text:p>
          </table:table-cell>
          <table:table-cell office:value-type="float" office:value="0.00682801193407" calcext:value-type="float">
            <text:p>0,00682801193407</text:p>
          </table:table-cell>
        </table:table-row>
        <table:table-row table:style-name="ro1">
          <table:table-cell office:value-type="float" office:value="0.0607180273218" calcext:value-type="float">
            <text:p>0,0607180273218</text:p>
          </table:table-cell>
          <table:table-cell office:value-type="float" office:value="0.0623098358833" calcext:value-type="float">
            <text:p>0,0623098358833</text:p>
          </table:table-cell>
          <table:table-cell office:value-type="float" office:value="0.00932409864889" calcext:value-type="float">
            <text:p>0,00932409864889</text:p>
          </table:table-cell>
        </table:table-row>
        <table:table-row table:style-name="ro1">
          <table:table-cell office:value-type="float" office:value="0.134282374253" calcext:value-type="float">
            <text:p>0,134282374253</text:p>
          </table:table-cell>
          <table:table-cell office:value-type="float" office:value="0.136267481562" calcext:value-type="float">
            <text:p>0,136267481562</text:p>
          </table:table-cell>
          <table:table-cell office:value-type="float" office:value="0.00998738629943" calcext:value-type="float">
            <text:p>0,00998738629943</text:p>
          </table:table-cell>
        </table:table-row>
        <table:table-row table:style-name="ro1">
          <table:table-cell office:value-type="float" office:value="0.0676033597165" calcext:value-type="float">
            <text:p>0,0676033597165</text:p>
          </table:table-cell>
          <table:table-cell office:value-type="float" office:value="0.0690913222117" calcext:value-type="float">
            <text:p>0,0690913222117</text:p>
          </table:table-cell>
          <table:table-cell office:value-type="float" office:value="0.00870304905801" calcext:value-type="float">
            <text:p>0,00870304905801</text:p>
          </table:table-cell>
        </table:table-row>
        <table:table-row table:style-name="ro1">
          <table:table-cell office:value-type="float" office:value="0.0393366920755" calcext:value-type="float">
            <text:p>0,0393366920755</text:p>
          </table:table-cell>
          <table:table-cell office:value-type="float" office:value="0.0417794277391" calcext:value-type="float">
            <text:p>0,0417794277391</text:p>
          </table:table-cell>
          <table:table-cell office:value-type="float" office:value="0.00928182179384" calcext:value-type="float">
            <text:p>0,00928182179384</text:p>
          </table:table-cell>
        </table:table-row>
        <table:table-row table:style-name="ro1">
          <table:table-cell office:value-type="float" office:value="0.142496237931" calcext:value-type="float">
            <text:p>0,142496237931</text:p>
          </table:table-cell>
          <table:table-cell office:value-type="float" office:value="0.143047420681" calcext:value-type="float">
            <text:p>0,143047420681</text:p>
          </table:table-cell>
          <table:table-cell office:value-type="float" office:value="0.00726926427695" calcext:value-type="float">
            <text:p>0,00726926427695</text:p>
          </table:table-cell>
        </table:table-row>
        <table:table-row table:style-name="ro1">
          <table:table-cell office:value-type="float" office:value="0.185977993694" calcext:value-type="float">
            <text:p>0,185977993694</text:p>
          </table:table-cell>
          <table:table-cell office:value-type="float" office:value="0.186403589737" calcext:value-type="float">
            <text:p>0,186403589737</text:p>
          </table:table-cell>
          <table:table-cell office:value-type="float" office:value="0.00568696693316" calcext:value-type="float">
            <text:p>0,00568696693316</text:p>
          </table:table-cell>
        </table:table-row>
        <table:table-row table:style-name="ro1">
          <table:table-cell office:value-type="float" office:value="0.0402119810452" calcext:value-type="float">
            <text:p>0,0402119810452</text:p>
          </table:table-cell>
          <table:table-cell office:value-type="float" office:value="0.0431501920264" calcext:value-type="float">
            <text:p>0,0431501920264</text:p>
          </table:table-cell>
          <table:table-cell office:value-type="float" office:value="0.00836555200175" calcext:value-type="float">
            <text:p>0,00836555200175</text:p>
          </table:table-cell>
        </table:table-row>
        <table:table-row table:style-name="ro1">
          <table:table-cell office:value-type="float" office:value="0.0192212499869" calcext:value-type="float">
            <text:p>0,0192212499869</text:p>
          </table:table-cell>
          <table:table-cell office:value-type="float" office:value="0.0232088256651" calcext:value-type="float">
            <text:p>0,0232088256651</text:p>
          </table:table-cell>
          <table:table-cell office:value-type="float" office:value="0.00968653089044" calcext:value-type="float">
            <text:p>0,00968653089044</text:p>
          </table:table-cell>
        </table:table-row>
        <table:table-row table:style-name="ro1">
          <table:table-cell office:value-type="float" office:value="0.106334060308" calcext:value-type="float">
            <text:p>0,106334060308</text:p>
          </table:table-cell>
          <table:table-cell office:value-type="float" office:value="0.106945901421" calcext:value-type="float">
            <text:p>0,106945901421</text:p>
          </table:table-cell>
          <table:table-cell office:value-type="float" office:value="0.00808140168575" calcext:value-type="float">
            <text:p>0,00808140168575</text:p>
          </table:table-cell>
        </table:table-row>
        <table:table-row table:style-name="ro1">
          <table:table-cell office:value-type="float" office:value="0.0359655764139" calcext:value-type="float">
            <text:p>0,0359655764139</text:p>
          </table:table-cell>
          <table:table-cell office:value-type="float" office:value="0.0399698692886" calcext:value-type="float">
            <text:p>0,0399698692886</text:p>
          </table:table-cell>
          <table:table-cell office:value-type="float" office:value="0.00950077135046" calcext:value-type="float">
            <text:p>0,00950077135046</text:p>
          </table:table-cell>
        </table:table-row>
        <table:table-row table:style-name="ro1">
          <table:table-cell office:value-type="float" office:value="0.112108174578" calcext:value-type="float">
            <text:p>0,112108174578</text:p>
          </table:table-cell>
          <table:table-cell office:value-type="float" office:value="0.113028539195" calcext:value-type="float">
            <text:p>0,113028539195</text:p>
          </table:table-cell>
          <table:table-cell office:value-type="float" office:value="0.00661845610609" calcext:value-type="float">
            <text:p>0,006618456106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0857107628471633" calcext:value-type="float">
            <text:p>0,086</text:p>
          </table:table-cell>
          <table:table-cell table:style-name="ce1" table:formula="of:=AVERAGE([.B2:.B31])" office:value-type="float" office:value="0.0875053571347067" calcext:value-type="float">
            <text:p>0,088</text:p>
          </table:table-cell>
          <table:table-cell table:style-name="ce1" table:formula="of:=AVERAGE([.C2:.C31])" office:value-type="float" office:value="0.00833225010497867" calcext:value-type="float">
            <text:p>0,008</text:p>
          </table:table-cell>
        </table:table-row>
      </table:table>
      <table:table table:name="vladislavleva-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1.63048147217" calcext:value-type="float">
            <text:p>1,63048147217</text:p>
          </table:table-cell>
          <table:table-cell office:value-type="float" office:value="1.63007941537" calcext:value-type="float">
            <text:p>1,63007941537</text:p>
          </table:table-cell>
          <table:table-cell office:value-type="float" office:value="0.0468515892066" calcext:value-type="float">
            <text:p>0,0468515892066</text:p>
          </table:table-cell>
        </table:table-row>
        <table:table-row table:style-name="ro1">
          <table:table-cell office:value-type="float" office:value="1.60227227223" calcext:value-type="float">
            <text:p>1,60227227223</text:p>
          </table:table-cell>
          <table:table-cell office:value-type="float" office:value="1.6018108256" calcext:value-type="float">
            <text:p>1,6018108256</text:p>
          </table:table-cell>
          <table:table-cell office:value-type="float" office:value="0.0496458501517" calcext:value-type="float">
            <text:p>0,0496458501517</text:p>
          </table:table-cell>
        </table:table-row>
        <table:table-row table:style-name="ro1">
          <table:table-cell office:value-type="float" office:value="1.40212984212" calcext:value-type="float">
            <text:p>1,40212984212</text:p>
          </table:table-cell>
          <table:table-cell office:value-type="float" office:value="1.40313545954" calcext:value-type="float">
            <text:p>1,40313545954</text:p>
          </table:table-cell>
          <table:table-cell office:value-type="float" office:value="0.0322855383512" calcext:value-type="float">
            <text:p>0,0322855383512</text:p>
          </table:table-cell>
        </table:table-row>
        <table:table-row table:style-name="ro1">
          <table:table-cell office:value-type="float" office:value="1.68069245016" calcext:value-type="float">
            <text:p>1,68069245016</text:p>
          </table:table-cell>
          <table:table-cell office:value-type="float" office:value="1.67807084185" calcext:value-type="float">
            <text:p>1,67807084185</text:p>
          </table:table-cell>
          <table:table-cell office:value-type="float" office:value="0.0587750083026" calcext:value-type="float">
            <text:p>0,0587750083026</text:p>
          </table:table-cell>
        </table:table-row>
        <table:table-row table:style-name="ro1">
          <table:table-cell office:value-type="float" office:value="1.23657976154" calcext:value-type="float">
            <text:p>1,23657976154</text:p>
          </table:table-cell>
          <table:table-cell office:value-type="float" office:value="1.23687226983" calcext:value-type="float">
            <text:p>1,23687226983</text:p>
          </table:table-cell>
          <table:table-cell office:value-type="float" office:value="0.0308532419324" calcext:value-type="float">
            <text:p>0,0308532419324</text:p>
          </table:table-cell>
        </table:table-row>
        <table:table-row table:style-name="ro1">
          <table:table-cell office:value-type="float" office:value="1.61521835018" calcext:value-type="float">
            <text:p>1,61521835018</text:p>
          </table:table-cell>
          <table:table-cell office:value-type="float" office:value="1.61441302503" calcext:value-type="float">
            <text:p>1,61441302503</text:p>
          </table:table-cell>
          <table:table-cell office:value-type="float" office:value="0.0463843264268" calcext:value-type="float">
            <text:p>0,0463843264268</text:p>
          </table:table-cell>
        </table:table-row>
        <table:table-row table:style-name="ro1">
          <table:table-cell office:value-type="float" office:value="2.02681711278" calcext:value-type="float">
            <text:p>2,02681711278</text:p>
          </table:table-cell>
          <table:table-cell office:value-type="float" office:value="2.02601963218" calcext:value-type="float">
            <text:p>2,02601963218</text:p>
          </table:table-cell>
          <table:table-cell office:value-type="float" office:value="0.0381623071842" calcext:value-type="float">
            <text:p>0,0381623071842</text:p>
          </table:table-cell>
        </table:table-row>
        <table:table-row table:style-name="ro1">
          <table:table-cell office:value-type="float" office:value="1.57847260623" calcext:value-type="float">
            <text:p>1,57847260623</text:p>
          </table:table-cell>
          <table:table-cell office:value-type="float" office:value="1.57710525554" calcext:value-type="float">
            <text:p>1,57710525554</text:p>
          </table:table-cell>
          <table:table-cell office:value-type="float" office:value="0.0518012429527" calcext:value-type="float">
            <text:p>0,0518012429527</text:p>
          </table:table-cell>
        </table:table-row>
        <table:table-row table:style-name="ro1">
          <table:table-cell office:value-type="float" office:value="1.44948904062" calcext:value-type="float">
            <text:p>1,44948904062</text:p>
          </table:table-cell>
          <table:table-cell office:value-type="float" office:value="1.44573779652" calcext:value-type="float">
            <text:p>1,44573779652</text:p>
          </table:table-cell>
          <table:table-cell office:value-type="float" office:value="0.065754175567" calcext:value-type="float">
            <text:p>0,065754175567</text:p>
          </table:table-cell>
        </table:table-row>
        <table:table-row table:style-name="ro1">
          <table:table-cell office:value-type="float" office:value="1.78423509569" calcext:value-type="float">
            <text:p>1,78423509569</text:p>
          </table:table-cell>
          <table:table-cell office:value-type="float" office:value="1.78271110782" calcext:value-type="float">
            <text:p>1,78271110782</text:p>
          </table:table-cell>
          <table:table-cell office:value-type="float" office:value="0.0491887486641" calcext:value-type="float">
            <text:p>0,0491887486641</text:p>
          </table:table-cell>
        </table:table-row>
        <table:table-row table:style-name="ro1">
          <table:table-cell office:value-type="float" office:value="1.63791953736" calcext:value-type="float">
            <text:p>1,63791953736</text:p>
          </table:table-cell>
          <table:table-cell office:value-type="float" office:value="1.63708265953" calcext:value-type="float">
            <text:p>1,63708265953</text:p>
          </table:table-cell>
          <table:table-cell office:value-type="float" office:value="0.0430404645673" calcext:value-type="float">
            <text:p>0,0430404645673</text:p>
          </table:table-cell>
        </table:table-row>
        <table:table-row table:style-name="ro1">
          <table:table-cell office:value-type="float" office:value="1.5625532786" calcext:value-type="float">
            <text:p>1,5625532786</text:p>
          </table:table-cell>
          <table:table-cell office:value-type="float" office:value="1.56015733802" calcext:value-type="float">
            <text:p>1,56015733802</text:p>
          </table:table-cell>
          <table:table-cell office:value-type="float" office:value="0.0494606118847" calcext:value-type="float">
            <text:p>0,0494606118847</text:p>
          </table:table-cell>
        </table:table-row>
        <table:table-row table:style-name="ro1">
          <table:table-cell office:value-type="float" office:value="1.4855993552" calcext:value-type="float">
            <text:p>1,4855993552</text:p>
          </table:table-cell>
          <table:table-cell office:value-type="float" office:value="1.48386123347" calcext:value-type="float">
            <text:p>1,48386123347</text:p>
          </table:table-cell>
          <table:table-cell office:value-type="float" office:value="0.0534648259599" calcext:value-type="float">
            <text:p>0,0534648259599</text:p>
          </table:table-cell>
        </table:table-row>
        <table:table-row table:style-name="ro1">
          <table:table-cell office:value-type="float" office:value="1.5820802539" calcext:value-type="float">
            <text:p>1,5820802539</text:p>
          </table:table-cell>
          <table:table-cell office:value-type="float" office:value="1.58312991083" calcext:value-type="float">
            <text:p>1,58312991083</text:p>
          </table:table-cell>
          <table:table-cell office:value-type="float" office:value="0.0337551267322" calcext:value-type="float">
            <text:p>0,0337551267322</text:p>
          </table:table-cell>
        </table:table-row>
        <table:table-row table:style-name="ro1">
          <table:table-cell office:value-type="float" office:value="1.35698800593" calcext:value-type="float">
            <text:p>1,35698800593</text:p>
          </table:table-cell>
          <table:table-cell office:value-type="float" office:value="1.35614928196" calcext:value-type="float">
            <text:p>1,35614928196</text:p>
          </table:table-cell>
          <table:table-cell office:value-type="float" office:value="0.0537744839807" calcext:value-type="float">
            <text:p>0,0537744839807</text:p>
          </table:table-cell>
        </table:table-row>
        <table:table-row table:style-name="ro1">
          <table:table-cell office:value-type="float" office:value="1.59126434795" calcext:value-type="float">
            <text:p>1,59126434795</text:p>
          </table:table-cell>
          <table:table-cell office:value-type="float" office:value="1.59128167988" calcext:value-type="float">
            <text:p>1,59128167988</text:p>
          </table:table-cell>
          <table:table-cell office:value-type="float" office:value="0.0415757766162" calcext:value-type="float">
            <text:p>0,0415757766162</text:p>
          </table:table-cell>
        </table:table-row>
        <table:table-row table:style-name="ro1">
          <table:table-cell office:value-type="float" office:value="1.49857211252" calcext:value-type="float">
            <text:p>1,49857211252</text:p>
          </table:table-cell>
          <table:table-cell office:value-type="float" office:value="1.50044578036" calcext:value-type="float">
            <text:p>1,50044578036</text:p>
          </table:table-cell>
          <table:table-cell office:value-type="float" office:value="0.045366299136" calcext:value-type="float">
            <text:p>0,045366299136</text:p>
          </table:table-cell>
        </table:table-row>
        <table:table-row table:style-name="ro1">
          <table:table-cell office:value-type="float" office:value="1.97729561691" calcext:value-type="float">
            <text:p>1,97729561691</text:p>
          </table:table-cell>
          <table:table-cell office:value-type="float" office:value="1.97667328731" calcext:value-type="float">
            <text:p>1,97667328731</text:p>
          </table:table-cell>
          <table:table-cell office:value-type="float" office:value="0.0392516705639" calcext:value-type="float">
            <text:p>0,0392516705639</text:p>
          </table:table-cell>
        </table:table-row>
        <table:table-row table:style-name="ro1">
          <table:table-cell office:value-type="float" office:value="1.64241510962" calcext:value-type="float">
            <text:p>1,64241510962</text:p>
          </table:table-cell>
          <table:table-cell office:value-type="float" office:value="1.64124364151" calcext:value-type="float">
            <text:p>1,64124364151</text:p>
          </table:table-cell>
          <table:table-cell office:value-type="float" office:value="0.0568426358899" calcext:value-type="float">
            <text:p>0,0568426358899</text:p>
          </table:table-cell>
        </table:table-row>
        <table:table-row table:style-name="ro1">
          <table:table-cell office:value-type="float" office:value="1.62474948265" calcext:value-type="float">
            <text:p>1,62474948265</text:p>
          </table:table-cell>
          <table:table-cell office:value-type="float" office:value="1.62531948294" calcext:value-type="float">
            <text:p>1,62531948294</text:p>
          </table:table-cell>
          <table:table-cell office:value-type="float" office:value="0.0376922049169" calcext:value-type="float">
            <text:p>0,0376922049169</text:p>
          </table:table-cell>
        </table:table-row>
        <table:table-row table:style-name="ro1">
          <table:table-cell office:value-type="float" office:value="1.53724980047" calcext:value-type="float">
            <text:p>1,53724980047</text:p>
          </table:table-cell>
          <table:table-cell office:value-type="float" office:value="1.53764111122" calcext:value-type="float">
            <text:p>1,53764111122</text:p>
          </table:table-cell>
          <table:table-cell office:value-type="float" office:value="0.0430749146175" calcext:value-type="float">
            <text:p>0,0430749146175</text:p>
          </table:table-cell>
        </table:table-row>
        <table:table-row table:style-name="ro1">
          <table:table-cell office:value-type="float" office:value="1.94001595803" calcext:value-type="float">
            <text:p>1,94001595803</text:p>
          </table:table-cell>
          <table:table-cell office:value-type="float" office:value="1.93953960301" calcext:value-type="float">
            <text:p>1,93953960301</text:p>
          </table:table-cell>
          <table:table-cell office:value-type="float" office:value="0.0323331215536" calcext:value-type="float">
            <text:p>0,0323331215536</text:p>
          </table:table-cell>
        </table:table-row>
        <table:table-row table:style-name="ro1">
          <table:table-cell office:value-type="float" office:value="1.69349274038" calcext:value-type="float">
            <text:p>1,69349274038</text:p>
          </table:table-cell>
          <table:table-cell office:value-type="float" office:value="1.69356611783" calcext:value-type="float">
            <text:p>1,69356611783</text:p>
          </table:table-cell>
          <table:table-cell office:value-type="float" office:value="0.0401707789909" calcext:value-type="float">
            <text:p>0,0401707789909</text:p>
          </table:table-cell>
        </table:table-row>
        <table:table-row table:style-name="ro1">
          <table:table-cell office:value-type="float" office:value="1.63951423861" calcext:value-type="float">
            <text:p>1,63951423861</text:p>
          </table:table-cell>
          <table:table-cell office:value-type="float" office:value="1.63859037765" calcext:value-type="float">
            <text:p>1,63859037765</text:p>
          </table:table-cell>
          <table:table-cell office:value-type="float" office:value="0.0434889645428" calcext:value-type="float">
            <text:p>0,0434889645428</text:p>
          </table:table-cell>
        </table:table-row>
        <table:table-row table:style-name="ro1">
          <table:table-cell office:value-type="float" office:value="1.59827737382" calcext:value-type="float">
            <text:p>1,59827737382</text:p>
          </table:table-cell>
          <table:table-cell office:value-type="float" office:value="1.59689010415" calcext:value-type="float">
            <text:p>1,59689010415</text:p>
          </table:table-cell>
          <table:table-cell office:value-type="float" office:value="0.0422726577158" calcext:value-type="float">
            <text:p>0,0422726577158</text:p>
          </table:table-cell>
        </table:table-row>
        <table:table-row table:style-name="ro1">
          <table:table-cell office:value-type="float" office:value="1.50392836246" calcext:value-type="float">
            <text:p>1,50392836246</text:p>
          </table:table-cell>
          <table:table-cell office:value-type="float" office:value="1.50255401987" calcext:value-type="float">
            <text:p>1,50255401987</text:p>
          </table:table-cell>
          <table:table-cell office:value-type="float" office:value="0.0476062035985" calcext:value-type="float">
            <text:p>0,0476062035985</text:p>
          </table:table-cell>
        </table:table-row>
        <table:table-row table:style-name="ro1">
          <table:table-cell office:value-type="float" office:value="1.59287216355" calcext:value-type="float">
            <text:p>1,59287216355</text:p>
          </table:table-cell>
          <table:table-cell office:value-type="float" office:value="1.59296315608" calcext:value-type="float">
            <text:p>1,59296315608</text:p>
          </table:table-cell>
          <table:table-cell office:value-type="float" office:value="0.0345329663482" calcext:value-type="float">
            <text:p>0,0345329663482</text:p>
          </table:table-cell>
        </table:table-row>
        <table:table-row table:style-name="ro1">
          <table:table-cell office:value-type="float" office:value="1.8171002552" calcext:value-type="float">
            <text:p>1,8171002552</text:p>
          </table:table-cell>
          <table:table-cell office:value-type="float" office:value="1.81384940451" calcext:value-type="float">
            <text:p>1,81384940451</text:p>
          </table:table-cell>
          <table:table-cell office:value-type="float" office:value="0.0463254306632" calcext:value-type="float">
            <text:p>0,0463254306632</text:p>
          </table:table-cell>
        </table:table-row>
        <table:table-row table:style-name="ro1">
          <table:table-cell office:value-type="float" office:value="1.29052715269" calcext:value-type="float">
            <text:p>1,29052715269</text:p>
          </table:table-cell>
          <table:table-cell office:value-type="float" office:value="1.28959336673" calcext:value-type="float">
            <text:p>1,28959336673</text:p>
          </table:table-cell>
          <table:table-cell office:value-type="float" office:value="0.0459802394454" calcext:value-type="float">
            <text:p>0,0459802394454</text:p>
          </table:table-cell>
        </table:table-row>
        <table:table-row table:style-name="ro1">
          <table:table-cell office:value-type="float" office:value="1.64579360443" calcext:value-type="float">
            <text:p>1,64579360443</text:p>
          </table:table-cell>
          <table:table-cell office:value-type="float" office:value="1.64515352712" calcext:value-type="float">
            <text:p>1,64515352712</text:p>
          </table:table-cell>
          <table:table-cell office:value-type="float" office:value="0.0511229259842" calcext:value-type="float">
            <text:p>0,05112292598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1.60748655846667" calcext:value-type="float">
            <text:p>1,607</text:p>
          </table:table-cell>
          <table:table-cell table:style-name="ce1" table:formula="of:=AVERAGE([.B2:.B31])" office:value-type="float" office:value="1.60672135710867" calcext:value-type="float">
            <text:p>1,607</text:p>
          </table:table-cell>
          <table:table-cell table:style-name="ce1" table:formula="of:=AVERAGE([.C2:.C31])" office:value-type="float" office:value="0.04502781108157" calcext:value-type="float">
            <text:p>0,045</text:p>
          </table:table-cell>
        </table:table-row>
      </table:table>
      <table:table table:name="vladislavleva-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office:value-type="float" office:value="0.625195136654" calcext:value-type="float">
            <text:p>0,625195136654</text:p>
          </table:table-cell>
          <table:table-cell office:value-type="float" office:value="0.633030922512" calcext:value-type="float">
            <text:p>0,633030922512</text:p>
          </table:table-cell>
          <table:table-cell office:value-type="float" office:value="0.142619156133" calcext:value-type="float">
            <text:p>0,142619156133</text:p>
          </table:table-cell>
        </table:table-row>
        <table:table-row table:style-name="ro1">
          <table:table-cell office:value-type="float" office:value="0.480627538165" calcext:value-type="float">
            <text:p>0,480627538165</text:p>
          </table:table-cell>
          <table:table-cell office:value-type="float" office:value="0.521140949002" calcext:value-type="float">
            <text:p>0,521140949002</text:p>
          </table:table-cell>
          <table:table-cell office:value-type="float" office:value="0.156822368658" calcext:value-type="float">
            <text:p>0,156822368658</text:p>
          </table:table-cell>
        </table:table-row>
        <table:table-row table:style-name="ro1">
          <table:table-cell office:value-type="float" office:value="0.613349044316" calcext:value-type="float">
            <text:p>0,613349044316</text:p>
          </table:table-cell>
          <table:table-cell office:value-type="float" office:value="0.629721244858" calcext:value-type="float">
            <text:p>0,629721244858</text:p>
          </table:table-cell>
          <table:table-cell office:value-type="float" office:value="0.159216389166" calcext:value-type="float">
            <text:p>0,159216389166</text:p>
          </table:table-cell>
        </table:table-row>
        <table:table-row table:style-name="ro1">
          <table:table-cell office:value-type="float" office:value="0.915930327673" calcext:value-type="float">
            <text:p>0,915930327673</text:p>
          </table:table-cell>
          <table:table-cell office:value-type="float" office:value="0.93025798777" calcext:value-type="float">
            <text:p>0,93025798777</text:p>
          </table:table-cell>
          <table:table-cell office:value-type="float" office:value="0.131290722614" calcext:value-type="float">
            <text:p>0,131290722614</text:p>
          </table:table-cell>
        </table:table-row>
        <table:table-row table:style-name="ro1">
          <table:table-cell office:value-type="float" office:value="0.605633210322" calcext:value-type="float">
            <text:p>0,605633210322</text:p>
          </table:table-cell>
          <table:table-cell office:value-type="float" office:value="0.623932895009" calcext:value-type="float">
            <text:p>0,623932895009</text:p>
          </table:table-cell>
          <table:table-cell office:value-type="float" office:value="0.145013430838" calcext:value-type="float">
            <text:p>0,145013430838</text:p>
          </table:table-cell>
        </table:table-row>
        <table:table-row table:style-name="ro1">
          <table:table-cell office:value-type="float" office:value="0.569950067694" calcext:value-type="float">
            <text:p>0,569950067694</text:p>
          </table:table-cell>
          <table:table-cell office:value-type="float" office:value="0.601676595712" calcext:value-type="float">
            <text:p>0,601676595712</text:p>
          </table:table-cell>
          <table:table-cell office:value-type="float" office:value="0.1468379566" calcext:value-type="float">
            <text:p>0,1468379566</text:p>
          </table:table-cell>
        </table:table-row>
        <table:table-row table:style-name="ro1">
          <table:table-cell office:value-type="float" office:value="0.62400743634" calcext:value-type="float">
            <text:p>0,62400743634</text:p>
          </table:table-cell>
          <table:table-cell office:value-type="float" office:value="0.630438226224" calcext:value-type="float">
            <text:p>0,630438226224</text:p>
          </table:table-cell>
          <table:table-cell office:value-type="float" office:value="0.132427696529" calcext:value-type="float">
            <text:p>0,132427696529</text:p>
          </table:table-cell>
        </table:table-row>
        <table:table-row table:style-name="ro1">
          <table:table-cell office:value-type="float" office:value="0.70740859128" calcext:value-type="float">
            <text:p>0,70740859128</text:p>
          </table:table-cell>
          <table:table-cell office:value-type="float" office:value="0.712721132964" calcext:value-type="float">
            <text:p>0,712721132964</text:p>
          </table:table-cell>
          <table:table-cell office:value-type="float" office:value="0.203451776342" calcext:value-type="float">
            <text:p>0,203451776342</text:p>
          </table:table-cell>
        </table:table-row>
        <table:table-row table:style-name="ro1">
          <table:table-cell office:value-type="float" office:value="0.663252965991" calcext:value-type="float">
            <text:p>0,663252965991</text:p>
          </table:table-cell>
          <table:table-cell office:value-type="float" office:value="0.683187269312" calcext:value-type="float">
            <text:p>0,683187269312</text:p>
          </table:table-cell>
          <table:table-cell office:value-type="float" office:value="0.114709139357" calcext:value-type="float">
            <text:p>0,114709139357</text:p>
          </table:table-cell>
        </table:table-row>
        <table:table-row table:style-name="ro1">
          <table:table-cell office:value-type="float" office:value="0.607788918219" calcext:value-type="float">
            <text:p>0,607788918219</text:p>
          </table:table-cell>
          <table:table-cell office:value-type="float" office:value="0.618106378796" calcext:value-type="float">
            <text:p>0,618106378796</text:p>
          </table:table-cell>
          <table:table-cell office:value-type="float" office:value="0.138451349915" calcext:value-type="float">
            <text:p>0,138451349915</text:p>
          </table:table-cell>
        </table:table-row>
        <table:table-row table:style-name="ro1">
          <table:table-cell office:value-type="float" office:value="0.515055384539" calcext:value-type="float">
            <text:p>0,515055384539</text:p>
          </table:table-cell>
          <table:table-cell office:value-type="float" office:value="0.554149498042" calcext:value-type="float">
            <text:p>0,554149498042</text:p>
          </table:table-cell>
          <table:table-cell office:value-type="float" office:value="0.138745734385" calcext:value-type="float">
            <text:p>0,138745734385</text:p>
          </table:table-cell>
        </table:table-row>
        <table:table-row table:style-name="ro1">
          <table:table-cell office:value-type="float" office:value="0.790859332732" calcext:value-type="float">
            <text:p>0,790859332732</text:p>
          </table:table-cell>
          <table:table-cell office:value-type="float" office:value="0.800919570262" calcext:value-type="float">
            <text:p>0,800919570262</text:p>
          </table:table-cell>
          <table:table-cell office:value-type="float" office:value="0.153076177576" calcext:value-type="float">
            <text:p>0,153076177576</text:p>
          </table:table-cell>
        </table:table-row>
        <table:table-row table:style-name="ro1">
          <table:table-cell office:value-type="float" office:value="0.637945945318" calcext:value-type="float">
            <text:p>0,637945945318</text:p>
          </table:table-cell>
          <table:table-cell office:value-type="float" office:value="0.664322952253" calcext:value-type="float">
            <text:p>0,664322952253</text:p>
          </table:table-cell>
          <table:table-cell office:value-type="float" office:value="0.170834637985" calcext:value-type="float">
            <text:p>0,170834637985</text:p>
          </table:table-cell>
        </table:table-row>
        <table:table-row table:style-name="ro1">
          <table:table-cell office:value-type="float" office:value="0.562670898143" calcext:value-type="float">
            <text:p>0,562670898143</text:p>
          </table:table-cell>
          <table:table-cell office:value-type="float" office:value="0.584930187943" calcext:value-type="float">
            <text:p>0,584930187943</text:p>
          </table:table-cell>
          <table:table-cell office:value-type="float" office:value="0.132660053081" calcext:value-type="float">
            <text:p>0,132660053081</text:p>
          </table:table-cell>
        </table:table-row>
        <table:table-row table:style-name="ro1">
          <table:table-cell office:value-type="float" office:value="0.658298746495" calcext:value-type="float">
            <text:p>0,658298746495</text:p>
          </table:table-cell>
          <table:table-cell office:value-type="float" office:value="0.677094348005" calcext:value-type="float">
            <text:p>0,677094348005</text:p>
          </table:table-cell>
          <table:table-cell office:value-type="float" office:value="0.10484367789" calcext:value-type="float">
            <text:p>0,10484367789</text:p>
          </table:table-cell>
        </table:table-row>
        <table:table-row table:style-name="ro1">
          <table:table-cell office:value-type="float" office:value="0.624286352639" calcext:value-type="float">
            <text:p>0,624286352639</text:p>
          </table:table-cell>
          <table:table-cell office:value-type="float" office:value="0.648445510756" calcext:value-type="float">
            <text:p>0,648445510756</text:p>
          </table:table-cell>
          <table:table-cell office:value-type="float" office:value="0.140913081882" calcext:value-type="float">
            <text:p>0,140913081882</text:p>
          </table:table-cell>
        </table:table-row>
        <table:table-row table:style-name="ro1">
          <table:table-cell office:value-type="float" office:value="0.500350263397" calcext:value-type="float">
            <text:p>0,500350263397</text:p>
          </table:table-cell>
          <table:table-cell office:value-type="float" office:value="0.507210824047" calcext:value-type="float">
            <text:p>0,507210824047</text:p>
          </table:table-cell>
          <table:table-cell office:value-type="float" office:value="0.145034664896" calcext:value-type="float">
            <text:p>0,145034664896</text:p>
          </table:table-cell>
        </table:table-row>
        <table:table-row table:style-name="ro1">
          <table:table-cell office:value-type="float" office:value="0.589406004072" calcext:value-type="float">
            <text:p>0,589406004072</text:p>
          </table:table-cell>
          <table:table-cell office:value-type="float" office:value="0.611746745783" calcext:value-type="float">
            <text:p>0,611746745783</text:p>
          </table:table-cell>
          <table:table-cell office:value-type="float" office:value="0.140572914578" calcext:value-type="float">
            <text:p>0,140572914578</text:p>
          </table:table-cell>
        </table:table-row>
        <table:table-row table:style-name="ro1">
          <table:table-cell office:value-type="float" office:value="0.445796549679" calcext:value-type="float">
            <text:p>0,445796549679</text:p>
          </table:table-cell>
          <table:table-cell office:value-type="float" office:value="0.485392687506" calcext:value-type="float">
            <text:p>0,485392687506</text:p>
          </table:table-cell>
          <table:table-cell office:value-type="float" office:value="0.134714761724" calcext:value-type="float">
            <text:p>0,134714761724</text:p>
          </table:table-cell>
        </table:table-row>
        <table:table-row table:style-name="ro1">
          <table:table-cell office:value-type="float" office:value="0.652996498338" calcext:value-type="float">
            <text:p>0,652996498338</text:p>
          </table:table-cell>
          <table:table-cell office:value-type="float" office:value="0.676730350736" calcext:value-type="float">
            <text:p>0,676730350736</text:p>
          </table:table-cell>
          <table:table-cell office:value-type="float" office:value="0.177606428302" calcext:value-type="float">
            <text:p>0,177606428302</text:p>
          </table:table-cell>
        </table:table-row>
        <table:table-row table:style-name="ro1">
          <table:table-cell office:value-type="float" office:value="0.583865022981" calcext:value-type="float">
            <text:p>0,583865022981</text:p>
          </table:table-cell>
          <table:table-cell office:value-type="float" office:value="0.600016783971" calcext:value-type="float">
            <text:p>0,600016783971</text:p>
          </table:table-cell>
          <table:table-cell office:value-type="float" office:value="0.1767365563" calcext:value-type="float">
            <text:p>0,1767365563</text:p>
          </table:table-cell>
        </table:table-row>
        <table:table-row table:style-name="ro1">
          <table:table-cell office:value-type="float" office:value="0.511073001192" calcext:value-type="float">
            <text:p>0,511073001192</text:p>
          </table:table-cell>
          <table:table-cell office:value-type="float" office:value="0.546458115916" calcext:value-type="float">
            <text:p>0,546458115916</text:p>
          </table:table-cell>
          <table:table-cell office:value-type="float" office:value="0.143753122604" calcext:value-type="float">
            <text:p>0,143753122604</text:p>
          </table:table-cell>
        </table:table-row>
        <table:table-row table:style-name="ro1">
          <table:table-cell office:value-type="float" office:value="0.621160525499" calcext:value-type="float">
            <text:p>0,621160525499</text:p>
          </table:table-cell>
          <table:table-cell office:value-type="float" office:value="0.643875638451" calcext:value-type="float">
            <text:p>0,643875638451</text:p>
          </table:table-cell>
          <table:table-cell office:value-type="float" office:value="0.120690329299" calcext:value-type="float">
            <text:p>0,120690329299</text:p>
          </table:table-cell>
        </table:table-row>
        <table:table-row table:style-name="ro1">
          <table:table-cell office:value-type="float" office:value="0.721861003841" calcext:value-type="float">
            <text:p>0,721861003841</text:p>
          </table:table-cell>
          <table:table-cell office:value-type="float" office:value="0.733820474779" calcext:value-type="float">
            <text:p>0,733820474779</text:p>
          </table:table-cell>
          <table:table-cell office:value-type="float" office:value="0.128228388599" calcext:value-type="float">
            <text:p>0,128228388599</text:p>
          </table:table-cell>
        </table:table-row>
        <table:table-row table:style-name="ro1">
          <table:table-cell office:value-type="float" office:value="0.69709458802" calcext:value-type="float">
            <text:p>0,69709458802</text:p>
          </table:table-cell>
          <table:table-cell office:value-type="float" office:value="0.691744191778" calcext:value-type="float">
            <text:p>0,691744191778</text:p>
          </table:table-cell>
          <table:table-cell office:value-type="float" office:value="0.166799515795" calcext:value-type="float">
            <text:p>0,166799515795</text:p>
          </table:table-cell>
        </table:table-row>
        <table:table-row table:style-name="ro1">
          <table:table-cell office:value-type="float" office:value="0.749084425832" calcext:value-type="float">
            <text:p>0,749084425832</text:p>
          </table:table-cell>
          <table:table-cell office:value-type="float" office:value="0.758131288912" calcext:value-type="float">
            <text:p>0,758131288912</text:p>
          </table:table-cell>
          <table:table-cell office:value-type="float" office:value="0.168666232365" calcext:value-type="float">
            <text:p>0,168666232365</text:p>
          </table:table-cell>
        </table:table-row>
        <table:table-row table:style-name="ro1">
          <table:table-cell office:value-type="float" office:value="0.677499800726" calcext:value-type="float">
            <text:p>0,677499800726</text:p>
          </table:table-cell>
          <table:table-cell office:value-type="float" office:value="0.702267508704" calcext:value-type="float">
            <text:p>0,702267508704</text:p>
          </table:table-cell>
          <table:table-cell office:value-type="float" office:value="0.145210985987" calcext:value-type="float">
            <text:p>0,145210985987</text:p>
          </table:table-cell>
        </table:table-row>
        <table:table-row table:style-name="ro1">
          <table:table-cell office:value-type="float" office:value="0.73435188265" calcext:value-type="float">
            <text:p>0,73435188265</text:p>
          </table:table-cell>
          <table:table-cell office:value-type="float" office:value="0.749686471799" calcext:value-type="float">
            <text:p>0,749686471799</text:p>
          </table:table-cell>
          <table:table-cell office:value-type="float" office:value="0.1028537939" calcext:value-type="float">
            <text:p>0,1028537939</text:p>
          </table:table-cell>
        </table:table-row>
        <table:table-row table:style-name="ro1">
          <table:table-cell office:value-type="float" office:value="0.681333251615" calcext:value-type="float">
            <text:p>0,681333251615</text:p>
          </table:table-cell>
          <table:table-cell office:value-type="float" office:value="0.689246115917" calcext:value-type="float">
            <text:p>0,689246115917</text:p>
          </table:table-cell>
          <table:table-cell office:value-type="float" office:value="0.173781364053" calcext:value-type="float">
            <text:p>0,173781364053</text:p>
          </table:table-cell>
        </table:table-row>
        <table:table-row table:style-name="ro1">
          <table:table-cell office:value-type="float" office:value="0.682506831201" calcext:value-type="float">
            <text:p>0,682506831201</text:p>
          </table:table-cell>
          <table:table-cell office:value-type="float" office:value="0.710505334873" calcext:value-type="float">
            <text:p>0,710505334873</text:p>
          </table:table-cell>
          <table:table-cell office:value-type="float" office:value="0.125651758068" calcext:value-type="float">
            <text:p>0,1256517580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635021318185433" calcext:value-type="float">
            <text:p>0,635</text:p>
          </table:table-cell>
          <table:table-cell table:style-name="ce1" table:formula="of:=AVERAGE([.B2:.B31])" office:value-type="float" office:value="0.654030273419733" calcext:value-type="float">
            <text:p>0,654</text:p>
          </table:table-cell>
          <table:table-cell table:style-name="ce1" table:formula="of:=AVERAGE([.C2:.C31])" office:value-type="float" office:value="0.145407138847367" calcext:value-type="float">
            <text:p>0,145</text:p>
          </table:table-cell>
        </table:table-row>
      </table:table>
      <table:table table:name="wineR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al/GP </text:p>
          </table:table-cell>
          <table:table-cell office:value-type="string" calcext:value-type="string">
            <text:p><text:span text:style-name="T1">Real/ELA</text:span></text:p>
          </table:table-cell>
          <table:table-cell office:value-type="string" calcext:value-type="string">
            <text:p><text:span text:style-name="T1"> GP/ELA</text:span></text:p>
          </table:table-cell>
        </table:table-row>
        <table:table-row table:style-name="ro1">
          <table:table-cell table:number-columns-repeated="2" office:value-type="float" office:value="0.608884168831" calcext:value-type="float">
            <text:p>0,608884168831</text:p>
          </table:table-cell>
          <table:table-cell office:value-type="float" office:value="1.56932610432E-015" calcext:value-type="float">
            <text:p>1,56932610432E-15</text:p>
          </table:table-cell>
        </table:table-row>
        <table:table-row table:style-name="ro1">
          <table:table-cell table:number-columns-repeated="2" office:value-type="float" office:value="0.594223880849" calcext:value-type="float">
            <text:p>0,594223880849</text:p>
          </table:table-cell>
          <table:table-cell office:value-type="float" office:value="8.07247255775E-016" calcext:value-type="float">
            <text:p>8,07247255775E-16</text:p>
          </table:table-cell>
        </table:table-row>
        <table:table-row table:style-name="ro1">
          <table:table-cell table:number-columns-repeated="2" office:value-type="float" office:value="0.593093441682" calcext:value-type="float">
            <text:p>0,593093441682</text:p>
          </table:table-cell>
          <table:table-cell office:value-type="float" office:value="1.46973119248E-015" calcext:value-type="float">
            <text:p>1,46973119248E-15</text:p>
          </table:table-cell>
        </table:table-row>
        <table:table-row table:style-name="ro1">
          <table:table-cell table:number-columns-repeated="2" office:value-type="float" office:value="0.665147813905" calcext:value-type="float">
            <text:p>0,665147813905</text:p>
          </table:table-cell>
          <table:table-cell office:value-type="float" office:value="1.288066618E-015" calcext:value-type="float">
            <text:p>1,288066618E-15</text:p>
          </table:table-cell>
        </table:table-row>
        <table:table-row table:style-name="ro1">
          <table:table-cell table:number-columns-repeated="2" office:value-type="float" office:value="0.596540095047" calcext:value-type="float">
            <text:p>0,596540095047</text:p>
          </table:table-cell>
          <table:table-cell office:value-type="float" office:value="9.24814356342E-016" calcext:value-type="float">
            <text:p>9,24814356342E-16</text:p>
          </table:table-cell>
        </table:table-row>
        <table:table-row table:style-name="ro1">
          <table:table-cell table:number-columns-repeated="2" office:value-type="float" office:value="0.640352372483" calcext:value-type="float">
            <text:p>0,640352372483</text:p>
          </table:table-cell>
          <table:table-cell office:value-type="float" office:value="1.26863591643E-015" calcext:value-type="float">
            <text:p>1,26863591643E-15</text:p>
          </table:table-cell>
        </table:table-row>
        <table:table-row table:style-name="ro1">
          <table:table-cell table:number-columns-repeated="2" office:value-type="float" office:value="0.611820207154" calcext:value-type="float">
            <text:p>0,611820207154</text:p>
          </table:table-cell>
          <table:table-cell office:value-type="float" office:value="1.57198625868E-015" calcext:value-type="float">
            <text:p>1,57198625868E-15</text:p>
          </table:table-cell>
        </table:table-row>
        <table:table-row table:style-name="ro1">
          <table:table-cell table:number-columns-repeated="2" office:value-type="float" office:value="0.621291980506" calcext:value-type="float">
            <text:p>0,621291980506</text:p>
          </table:table-cell>
          <table:table-cell office:value-type="float" office:value="1.15880231021E-015" calcext:value-type="float">
            <text:p>1,15880231021E-15</text:p>
          </table:table-cell>
        </table:table-row>
        <table:table-row table:style-name="ro1">
          <table:table-cell table:number-columns-repeated="2" office:value-type="float" office:value="0.61178941186" calcext:value-type="float">
            <text:p>0,61178941186</text:p>
          </table:table-cell>
          <table:table-cell office:value-type="float" office:value="1.2498605569E-015" calcext:value-type="float">
            <text:p>1,2498605569E-15</text:p>
          </table:table-cell>
        </table:table-row>
        <table:table-row table:style-name="ro1">
          <table:table-cell table:number-columns-repeated="2" office:value-type="float" office:value="0.611704141042" calcext:value-type="float">
            <text:p>0,611704141042</text:p>
          </table:table-cell>
          <table:table-cell office:value-type="float" office:value="2.61250534558E-015" calcext:value-type="float">
            <text:p>2,61250534558E-15</text:p>
          </table:table-cell>
        </table:table-row>
        <table:table-row table:style-name="ro1">
          <table:table-cell table:number-columns-repeated="2" office:value-type="float" office:value="0.609695097776" calcext:value-type="float">
            <text:p>0,609695097776</text:p>
          </table:table-cell>
          <table:table-cell office:value-type="float" office:value="1.53601664683E-015" calcext:value-type="float">
            <text:p>1,53601664683E-15</text:p>
          </table:table-cell>
        </table:table-row>
        <table:table-row table:style-name="ro1">
          <table:table-cell table:number-columns-repeated="2" office:value-type="float" office:value="0.601254653679" calcext:value-type="float">
            <text:p>0,601254653679</text:p>
          </table:table-cell>
          <table:table-cell office:value-type="float" office:value="1.14670535874E-015" calcext:value-type="float">
            <text:p>1,14670535874E-15</text:p>
          </table:table-cell>
        </table:table-row>
        <table:table-row table:style-name="ro1">
          <table:table-cell table:number-columns-repeated="2" office:value-type="float" office:value="0.588870194754" calcext:value-type="float">
            <text:p>0,588870194754</text:p>
          </table:table-cell>
          <table:table-cell office:value-type="float" office:value="1.4214003144E-015" calcext:value-type="float">
            <text:p>1,4214003144E-15</text:p>
          </table:table-cell>
        </table:table-row>
        <table:table-row table:style-name="ro1">
          <table:table-cell table:number-columns-repeated="2" office:value-type="float" office:value="0.624130713043" calcext:value-type="float">
            <text:p>0,624130713043</text:p>
          </table:table-cell>
          <table:table-cell office:value-type="float" office:value="1.17580355253E-015" calcext:value-type="float">
            <text:p>1,17580355253E-15</text:p>
          </table:table-cell>
        </table:table-row>
        <table:table-row table:style-name="ro1">
          <table:table-cell table:number-columns-repeated="2" office:value-type="float" office:value="0.608037454639" calcext:value-type="float">
            <text:p>0,608037454639</text:p>
          </table:table-cell>
          <table:table-cell office:value-type="float" office:value="1.46010035264E-015" calcext:value-type="float">
            <text:p>1,46010035264E-15</text:p>
          </table:table-cell>
        </table:table-row>
        <table:table-row table:style-name="ro1">
          <table:table-cell table:number-columns-repeated="2" office:value-type="float" office:value="0.591662680823" calcext:value-type="float">
            <text:p>0,591662680823</text:p>
          </table:table-cell>
          <table:table-cell office:value-type="float" office:value="1.1860554619E-015" calcext:value-type="float">
            <text:p>1,1860554619E-15</text:p>
          </table:table-cell>
        </table:table-row>
        <table:table-row table:style-name="ro1">
          <table:table-cell table:number-columns-repeated="2" office:value-type="float" office:value="0.598017472427" calcext:value-type="float">
            <text:p>0,598017472427</text:p>
          </table:table-cell>
          <table:table-cell office:value-type="float" office:value="2.15885916946E-015" calcext:value-type="float">
            <text:p>2,15885916946E-15</text:p>
          </table:table-cell>
        </table:table-row>
        <table:table-row table:style-name="ro1">
          <table:table-cell table:number-columns-repeated="2" office:value-type="float" office:value="0.614711353485" calcext:value-type="float">
            <text:p>0,614711353485</text:p>
          </table:table-cell>
          <table:table-cell office:value-type="float" office:value="2.6500858142E-015" calcext:value-type="float">
            <text:p>2,6500858142E-15</text:p>
          </table:table-cell>
        </table:table-row>
        <table:table-row table:style-name="ro1">
          <table:table-cell table:number-columns-repeated="2" office:value-type="float" office:value="0.612900133349" calcext:value-type="float">
            <text:p>0,612900133349</text:p>
          </table:table-cell>
          <table:table-cell office:value-type="float" office:value="1.14101780963E-015" calcext:value-type="float">
            <text:p>1,14101780963E-15</text:p>
          </table:table-cell>
        </table:table-row>
        <table:table-row table:style-name="ro1">
          <table:table-cell table:number-columns-repeated="2" office:value-type="float" office:value="0.619617911286" calcext:value-type="float">
            <text:p>0,619617911286</text:p>
          </table:table-cell>
          <table:table-cell office:value-type="float" office:value="1.31758657388E-015" calcext:value-type="float">
            <text:p>1,31758657388E-15</text:p>
          </table:table-cell>
        </table:table-row>
        <table:table-row table:style-name="ro1">
          <table:table-cell table:number-columns-repeated="2" office:value-type="float" office:value="0.608114943577" calcext:value-type="float">
            <text:p>0,608114943577</text:p>
          </table:table-cell>
          <table:table-cell office:value-type="float" office:value="1.37326970457E-015" calcext:value-type="float">
            <text:p>1,37326970457E-15</text:p>
          </table:table-cell>
        </table:table-row>
        <table:table-row table:style-name="ro1">
          <table:table-cell table:number-columns-repeated="2" office:value-type="float" office:value="0.598651169703" calcext:value-type="float">
            <text:p>0,598651169703</text:p>
          </table:table-cell>
          <table:table-cell office:value-type="float" office:value="1.19598743008E-015" calcext:value-type="float">
            <text:p>1,19598743008E-15</text:p>
          </table:table-cell>
        </table:table-row>
        <table:table-row table:style-name="ro1">
          <table:table-cell table:number-columns-repeated="2" office:value-type="float" office:value="0.622614093999" calcext:value-type="float">
            <text:p>0,622614093999</text:p>
          </table:table-cell>
          <table:table-cell office:value-type="float" office:value="1.52139875848E-015" calcext:value-type="float">
            <text:p>1,52139875848E-15</text:p>
          </table:table-cell>
        </table:table-row>
        <table:table-row table:style-name="ro1">
          <table:table-cell table:number-columns-repeated="2" office:value-type="float" office:value="0.605690234366" calcext:value-type="float">
            <text:p>0,605690234366</text:p>
          </table:table-cell>
          <table:table-cell office:value-type="float" office:value="1.10551044925E-015" calcext:value-type="float">
            <text:p>1,10551044925E-15</text:p>
          </table:table-cell>
        </table:table-row>
        <table:table-row table:style-name="ro1">
          <table:table-cell table:number-columns-repeated="2" office:value-type="float" office:value="0.594871155378" calcext:value-type="float">
            <text:p>0,594871155378</text:p>
          </table:table-cell>
          <table:table-cell office:value-type="float" office:value="1.50326849293E-015" calcext:value-type="float">
            <text:p>1,50326849293E-15</text:p>
          </table:table-cell>
        </table:table-row>
        <table:table-row table:style-name="ro1">
          <table:table-cell table:number-columns-repeated="2" office:value-type="float" office:value="0.593757895398" calcext:value-type="float">
            <text:p>0,593757895398</text:p>
          </table:table-cell>
          <table:table-cell office:value-type="float" office:value="1.10577110223E-015" calcext:value-type="float">
            <text:p>1,10577110223E-15</text:p>
          </table:table-cell>
        </table:table-row>
        <table:table-row table:style-name="ro1">
          <table:table-cell table:number-columns-repeated="2" office:value-type="float" office:value="0.625010959719" calcext:value-type="float">
            <text:p>0,625010959719</text:p>
          </table:table-cell>
          <table:table-cell office:value-type="float" office:value="1.44969856423E-015" calcext:value-type="float">
            <text:p>1,44969856423E-15</text:p>
          </table:table-cell>
        </table:table-row>
        <table:table-row table:style-name="ro1">
          <table:table-cell table:number-columns-repeated="2" office:value-type="float" office:value="0.616628610522" calcext:value-type="float">
            <text:p>0,616628610522</text:p>
          </table:table-cell>
          <table:table-cell office:value-type="float" office:value="1.0985568895E-015" calcext:value-type="float">
            <text:p>1,0985568895E-15</text:p>
          </table:table-cell>
        </table:table-row>
        <table:table-row table:style-name="ro1">
          <table:table-cell table:number-columns-repeated="2" office:value-type="float" office:value="0.588766230814" calcext:value-type="float">
            <text:p>0,588766230814</text:p>
          </table:table-cell>
          <table:table-cell office:value-type="float" office:value="1.08182222761E-015" calcext:value-type="float">
            <text:p>1,08182222761E-15</text:p>
          </table:table-cell>
        </table:table-row>
        <table:table-row table:style-name="ro1">
          <table:table-cell table:number-columns-repeated="2" office:value-type="float" office:value="0.61420298894" calcext:value-type="float">
            <text:p>0,61420298894</text:p>
          </table:table-cell>
          <table:table-cell office:value-type="float" office:value="7.6465997342E-016" calcext:value-type="float">
            <text:p>7,6465997342E-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VERAGE([.A2:.A31])" office:value-type="float" office:value="0.609735115367867" calcext:value-type="float">
            <text:p>0,610</text:p>
          </table:table-cell>
          <table:table-cell table:style-name="ce1" table:formula="of:=AVERAGE([.B2:.B31])" office:value-type="float" office:value="0.609735115367867" calcext:value-type="float">
            <text:p>0,610</text:p>
          </table:table-cell>
          <table:table-cell table:style-name="ce1" table:formula="of:=AVERAGE([.C2:.C31])" office:value-type="float" office:value="1.37715168537423E-015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15:01.139411374</meta:creation-date>
    <dc:date>2020-04-06T20:40:37.667790633</dc:date>
    <meta:editing-duration>PT1H19M37S</meta:editing-duration>
    <meta:editing-cycles>2</meta:editing-cycles>
    <meta:generator>LibreOffice/6.0.7.3$Linux_X86_64 LibreOffice_project/00m0$Build-3</meta:generator>
    <meta:document-statistic meta:table-count="11" meta:cell-count="1056" meta:object-count="0"/>
  </office:meta>
</office:document-meta>
</file>